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25cm" svg:y1="2.5cm" svg:x2="2.125cm" svg:y2="2.5cm">
          <text:p/>
        </draw:line>
        <draw:line draw:style-name="gr1" draw:text-style-name="P1" draw:layer="layout" svg:x1="1.25cm" svg:y1="3.5cm" svg:x2="1.5cm" svg:y2="3.5cm">
          <text:p/>
        </draw:line>
        <draw:line draw:style-name="gr1" draw:text-style-name="P1" draw:layer="layout" svg:x1="1.75cm" svg:y1="1.25cm" svg:x2="1.25cm" svg:y2="3.5cm">
          <text:p/>
        </draw:line>
        <draw:line draw:style-name="gr1" draw:text-style-name="P1" draw:layer="layout" svg:x1="2cm" svg:y1="1.25cm" svg:x2="1.5cm" svg:y2="3.5cm">
          <text:p/>
        </draw:line>
        <draw:line draw:style-name="gr1" draw:text-style-name="P1" draw:layer="layout" svg:x1="2cm" svg:y1="1.25cm" svg:x2="1.75cm" svg:y2="1.25cm">
          <text:p/>
        </draw:line>
        <draw:line draw:style-name="gr1" draw:text-style-name="P1" draw:layer="layout" svg:x1="2.5cm" svg:y1="3.5cm" svg:x2="2.25cm" svg:y2="3.5cm">
          <text:p/>
        </draw:line>
        <draw:line draw:style-name="gr1" draw:text-style-name="P1" draw:layer="layout" svg:x1="2cm" svg:y1="1.25cm" svg:x2="2.5cm" svg:y2="3.5cm">
          <text:p/>
        </draw:line>
        <draw:line draw:style-name="gr1" draw:text-style-name="P1" draw:layer="layout" svg:x1="1.75cm" svg:y1="1.25cm" svg:x2="2.25cm" svg:y2="3.5cm">
          <text:p/>
        </draw:line>
        <draw:line draw:style-name="gr1" draw:text-style-name="P1" draw:layer="layout" svg:x1="1.625cm" svg:y1="2.75cm" svg:x2="2.125cm" svg:y2="2.75cm">
          <text:p/>
        </draw:line>
        <draw:rect draw:style-name="gr1" draw:text-style-name="P1" draw:layer="layout" svg:width="0.25cm" svg:height="2.25cm" svg:x="2.75cm" svg:y="1.25cm">
          <text:p/>
        </draw:rect>
        <draw:path draw:style-name="gr1" draw:text-style-name="P1" draw:layer="layout" svg:width="0.749cm" svg:height="1.499cm" svg:x="3.25cm" svg:y="1.25cm" svg:viewBox="0 0 750 1500" svg:d="m0 1500c414 0 750-336 750-750s-336-750-750-750">
          <text:p/>
        </draw:path>
        <draw:path draw:style-name="gr1" draw:text-style-name="P1" draw:layer="layout" svg:width="0.499cm" svg:height="0.999cm" svg:x="3.25cm" svg:y="1.5cm" svg:viewBox="0 0 500 1000" svg:d="m0 1000c276 0 500-224 500-500s-224-500-500-500">
          <text:p/>
        </draw:path>
        <draw:rect draw:style-name="gr1" draw:text-style-name="P1" draw:layer="layout" svg:width="0.25cm" svg:height="0.25cm" svg:x="3cm" svg:y="1.25cm">
          <text:p/>
        </draw:rect>
        <draw:rect draw:style-name="gr1" draw:text-style-name="P1" draw:layer="layout" svg:width="0.25cm" svg:height="0.25cm" svg:x="3cm" svg:y="2.5cm">
          <text:p/>
        </draw:rect>
        <draw:rect draw:style-name="gr1" draw:text-style-name="P1" draw:layer="layout" svg:width="0.25cm" svg:height="2.25cm" svg:x="4.25cm" svg:y="1.25cm">
          <text:p/>
        </draw:rect>
        <draw:path draw:style-name="gr1" draw:text-style-name="P1" draw:layer="layout" svg:width="0.749cm" svg:height="1.499cm" svg:x="4.75cm" svg:y="1.25cm" svg:viewBox="0 0 750 1500" svg:d="m0 1500c414 0 750-336 750-750s-336-750-750-750">
          <text:p/>
        </draw:path>
        <draw:path draw:style-name="gr1" draw:text-style-name="P1" draw:layer="layout" svg:width="0.499cm" svg:height="0.999cm" svg:x="4.75cm" svg:y="1.5cm" svg:viewBox="0 0 500 1000" svg:d="m0 1000c276 0 500-224 500-500s-224-500-500-500">
          <text:p/>
        </draw:path>
        <draw:rect draw:style-name="gr1" draw:text-style-name="P1" draw:layer="layout" svg:width="0.25cm" svg:height="0.25cm" svg:x="4.5cm" svg:y="1.25cm">
          <text:p/>
        </draw:rect>
        <draw:rect draw:style-name="gr1" draw:text-style-name="P1" draw:layer="layout" svg:width="0.25cm" svg:height="0.25cm" svg:x="4.5cm" svg:y="2.5cm">
          <text:p/>
        </draw:rect>
        <draw:line draw:style-name="gr1" draw:text-style-name="P1" draw:layer="layout" svg:x1="5cm" svg:y1="2.75cm" svg:x2="5.25cm" svg:y2="3.5cm">
          <text:p/>
        </draw:line>
        <draw:line draw:style-name="gr1" draw:text-style-name="P1" draw:layer="layout" svg:x1="5.25cm" svg:y1="2.75cm" svg:x2="5.5cm" svg:y2="3.5cm">
          <text:p/>
        </draw:line>
        <draw:line draw:style-name="gr1" draw:text-style-name="P1" draw:layer="layout" svg:x1="5cm" svg:y1="2.75cm" svg:x2="5.25cm" svg:y2="2.75cm">
          <text:p/>
        </draw:line>
        <draw:line draw:style-name="gr1" draw:text-style-name="P1" draw:layer="layout" svg:x1="5.25cm" svg:y1="3.5cm" svg:x2="5.5cm" svg:y2="3.5cm">
          <text:p/>
        </draw:line>
        <draw:line draw:style-name="gr1" draw:text-style-name="P1" draw:layer="layout" svg:x1="5.75cm" svg:y1="1.25cm" svg:x2="6cm" svg:y2="1.25cm">
          <text:p/>
        </draw:line>
        <draw:line draw:style-name="gr1" draw:text-style-name="P1" draw:layer="layout" svg:x1="6.25cm" svg:y1="3.5cm" svg:x2="5.75cm" svg:y2="1.25cm">
          <text:p/>
        </draw:line>
        <draw:line draw:style-name="gr1" draw:text-style-name="P1" draw:layer="layout" svg:x1="6.5cm" svg:y1="3.5cm" svg:x2="6cm" svg:y2="1.25cm">
          <text:p/>
        </draw:line>
        <draw:line draw:style-name="gr1" draw:text-style-name="P1" draw:layer="layout" svg:x1="6.5cm" svg:y1="3.5cm" svg:x2="6.25cm" svg:y2="3.5cm">
          <text:p/>
        </draw:line>
        <draw:line draw:style-name="gr1" draw:text-style-name="P1" draw:layer="layout" svg:x1="7cm" svg:y1="1.25cm" svg:x2="6.75cm" svg:y2="1.25cm">
          <text:p/>
        </draw:line>
        <draw:line draw:style-name="gr1" draw:text-style-name="P1" draw:layer="layout" svg:x1="6.5cm" svg:y1="3.5cm" svg:x2="7cm" svg:y2="1.25cm">
          <text:p/>
        </draw:line>
        <draw:line draw:style-name="gr1" draw:text-style-name="P1" draw:layer="layout" svg:x1="6.25cm" svg:y1="3.5cm" svg:x2="6.75cm" svg:y2="1.25cm">
          <text:p/>
        </draw:line>
        <draw:line draw:style-name="gr1" draw:text-style-name="P1" draw:layer="layout" svg:x1="7.25cm" svg:y1="1.25cm" svg:x2="7.5cm" svg:y2="1.25cm">
          <text:p/>
        </draw:line>
        <draw:line draw:style-name="gr1" draw:text-style-name="P1" draw:layer="layout" svg:x1="7.75cm" svg:y1="3.5cm" svg:x2="7.25cm" svg:y2="1.25cm">
          <text:p/>
        </draw:line>
        <draw:line draw:style-name="gr1" draw:text-style-name="P1" draw:layer="layout" svg:x1="8cm" svg:y1="3.5cm" svg:x2="7.5cm" svg:y2="1.25cm">
          <text:p/>
        </draw:line>
        <draw:line draw:style-name="gr1" draw:text-style-name="P1" draw:layer="layout" svg:x1="8cm" svg:y1="3.5cm" svg:x2="7.75cm" svg:y2="3.5cm">
          <text:p/>
        </draw:line>
        <draw:line draw:style-name="gr1" draw:text-style-name="P1" draw:layer="layout" svg:x1="8cm" svg:y1="3.5cm" svg:x2="8.5cm" svg:y2="1.25cm">
          <text:p/>
        </draw:line>
        <draw:line draw:style-name="gr1" draw:text-style-name="P1" draw:layer="layout" svg:x1="7.75cm" svg:y1="3.5cm" svg:x2="8.25cm" svg:y2="1.25cm">
          <text:p/>
        </draw:line>
        <draw:line draw:style-name="gr1" draw:text-style-name="P1" draw:layer="layout" svg:x1="8.75cm" svg:y1="3.5cm" svg:x2="8.25cm" svg:y2="1.25cm">
          <text:p/>
        </draw:line>
        <draw:line draw:style-name="gr1" draw:text-style-name="P1" draw:layer="layout" svg:x1="9cm" svg:y1="3.5cm" svg:x2="8.5cm" svg:y2="1.25cm">
          <text:p/>
        </draw:line>
        <draw:line draw:style-name="gr1" draw:text-style-name="P1" draw:layer="layout" svg:x1="9cm" svg:y1="3.5cm" svg:x2="8.75cm" svg:y2="3.5cm">
          <text:p/>
        </draw:line>
        <draw:line draw:style-name="gr1" draw:text-style-name="P1" draw:layer="layout" svg:x1="9.5cm" svg:y1="1.25cm" svg:x2="9.25cm" svg:y2="1.25cm">
          <text:p/>
        </draw:line>
        <draw:line draw:style-name="gr1" draw:text-style-name="P1" draw:layer="layout" svg:x1="9cm" svg:y1="3.5cm" svg:x2="9.5cm" svg:y2="1.25cm">
          <text:p/>
        </draw:line>
        <draw:line draw:style-name="gr1" draw:text-style-name="P1" draw:layer="layout" svg:x1="8.75cm" svg:y1="3.5cm" svg:x2="9.25cm" svg:y2="1.25cm">
          <text:p/>
        </draw:line>
        <draw:line draw:style-name="gr1" draw:text-style-name="P1" draw:layer="layout" svg:x1="8.25cm" svg:y1="1.25cm" svg:x2="8.5cm" svg:y2="1.25cm">
          <text:p/>
        </draw:line>
        <draw:line draw:style-name="gr1" draw:text-style-name="P1" draw:layer="layout" svg:x1="10cm" svg:y1="3.5cm" svg:x2="9.75cm" svg:y2="3.5cm">
          <text:p/>
        </draw:line>
        <draw:line draw:style-name="gr1" draw:text-style-name="P1" draw:layer="layout" svg:x1="10cm" svg:y1="3.5cm" svg:x2="10.5cm" svg:y2="1.25cm">
          <text:p/>
        </draw:line>
        <draw:line draw:style-name="gr1" draw:text-style-name="P1" draw:layer="layout" svg:x1="9.75cm" svg:y1="3.5cm" svg:x2="10.25cm" svg:y2="1.25cm">
          <text:p/>
        </draw:line>
        <draw:line draw:style-name="gr1" draw:text-style-name="P1" draw:layer="layout" svg:x1="10.75cm" svg:y1="3.5cm" svg:x2="10.25cm" svg:y2="1.25cm">
          <text:p/>
        </draw:line>
        <draw:line draw:style-name="gr1" draw:text-style-name="P1" draw:layer="layout" svg:x1="11cm" svg:y1="3.5cm" svg:x2="10.5cm" svg:y2="1.25cm">
          <text:p/>
        </draw:line>
        <draw:line draw:style-name="gr1" draw:text-style-name="P1" draw:layer="layout" svg:x1="11cm" svg:y1="3.5cm" svg:x2="10.75cm" svg:y2="3.5cm">
          <text:p/>
        </draw:line>
        <draw:line draw:style-name="gr1" draw:text-style-name="P1" draw:layer="layout" svg:x1="11.5cm" svg:y1="1.25cm" svg:x2="11.25cm" svg:y2="1.25cm">
          <text:p/>
        </draw:line>
        <draw:line draw:style-name="gr1" draw:text-style-name="P1" draw:layer="layout" svg:x1="11cm" svg:y1="3.5cm" svg:x2="11.5cm" svg:y2="1.25cm">
          <text:p/>
        </draw:line>
        <draw:line draw:style-name="gr1" draw:text-style-name="P1" draw:layer="layout" svg:x1="10.75cm" svg:y1="3.5cm" svg:x2="11.25cm" svg:y2="1.25cm">
          <text:p/>
        </draw:line>
        <draw:line draw:style-name="gr1" draw:text-style-name="P1" draw:layer="layout" svg:x1="10.25cm" svg:y1="1.25cm" svg:x2="10.5cm" svg:y2="1.25cm">
          <text:p/>
        </draw:line>
        <draw:rect draw:style-name="gr1" draw:text-style-name="P1" draw:layer="layout" svg:width="0.25cm" svg:height="2.25cm" svg:x="3.5cm" svg:y="3.75cm">
          <text:p/>
        </draw:rect>
        <draw:rect draw:style-name="gr1" draw:text-style-name="P1" draw:layer="layout" svg:width="1.25cm" svg:height="0.25cm" svg:x="3cm" svg:y="3.75cm">
          <text:p/>
        </draw:rect>
        <draw:path draw:style-name="gr1" draw:text-style-name="P1" draw:layer="layout" svg:width="-1.249cm" svg:height="-0.624cm" svg:x="5.75cm" svg:y="6cm" svg:viewBox="0 0 -1250 -625" svg:d="m1250-11375c0-345-280-625-625-625s-625 280-625 625">
          <text:p/>
        </draw:path>
        <draw:path draw:style-name="gr1" draw:text-style-name="P1" draw:layer="layout" svg:width="-0.749cm" svg:height="-0.374cm" svg:x="5.5cm" svg:y="5.75cm" svg:viewBox="0 0 -750 -375" svg:d="m750-11125c0-207-168-375-375-375s-375 168-375 375">
          <text:p/>
        </draw:path>
        <draw:rect draw:style-name="gr1" draw:text-style-name="P1" draw:layer="layout" svg:width="0.25cm" svg:height="1.625cm" svg:x="4.5cm" svg:y="3.75cm">
          <text:p/>
        </draw:rect>
        <draw:rect draw:style-name="gr1" draw:text-style-name="P1" draw:layer="layout" svg:width="0.25cm" svg:height="1.625cm" svg:x="5.5cm" svg:y="3.75cm">
          <text:p/>
        </draw:rect>
        <draw:path draw:style-name="gr1" draw:text-style-name="P1" draw:layer="layout" svg:width="0.624cm" svg:height="1.249cm" svg:x="2.125cm" svg:y="4.75cm" svg:viewBox="0 0 625 1250" svg:d="m0 1250c345 0 625-280 625-625s-280-625-625-625">
          <text:p/>
        </draw:path>
        <draw:path draw:style-name="gr1" draw:text-style-name="P1" draw:layer="layout" svg:width="0.624cm" svg:height="1.249cm" svg:x="1.5cm" svg:y="3.75cm" svg:viewBox="0 0 625 1250" svg:d="m625 1250c-345 0-625-280-625-625s280-625 625-625">
          <text:p/>
        </draw:path>
        <draw:path draw:style-name="gr1" draw:text-style-name="P1" draw:layer="layout" svg:width="0.374cm" svg:height="0.749cm" svg:x="1.75cm" svg:y="4cm" svg:viewBox="0 0 375 750" svg:d="m375 750c-207 0-375-168-375-375s168-375 375-375">
          <text:p/>
        </draw:path>
        <draw:path draw:style-name="gr1" draw:text-style-name="P1" draw:layer="layout" svg:width="0.374cm" svg:height="0.749cm" svg:x="2.125cm" svg:y="5cm" svg:viewBox="0 0 375 750" svg:d="m0 750c207 0 375-168 375-375s-168-375-375-375">
          <text:p/>
        </draw:path>
        <draw:circle draw:style-name="gr1" draw:text-style-name="P1" draw:layer="layout" svg:width="1.25cm" svg:height="1.25cm" svg:x="11.625cm" svg:y="2.25cm">
          <text:p/>
        </draw:circle>
        <draw:circle draw:style-name="gr1" draw:text-style-name="P1" draw:layer="layout" svg:width="1.25cm" svg:height="1.25cm" svg:x="11.625cm" svg:y="1.25cm">
          <text:p/>
        </draw:circle>
        <draw:circle draw:style-name="gr1" draw:text-style-name="P1" draw:layer="layout" svg:width="0.75cm" svg:height="0.75cm" svg:x="11.875cm" svg:y="1.5cm">
          <text:p/>
        </draw:circle>
        <draw:circle draw:style-name="gr1" draw:text-style-name="P1" draw:layer="layout" svg:width="0.75cm" svg:height="0.75cm" svg:x="11.875cm" svg:y="2.5cm">
          <text:p/>
        </draw:circle>
        <draw:rect draw:style-name="gr1" draw:text-style-name="P1" draw:layer="layout" svg:width="0.625cm" svg:height="0.25cm" svg:x="2.125cm" svg:y="3.75cm">
          <text:p/>
        </draw:rect>
        <draw:rect draw:style-name="gr1" draw:text-style-name="P1" draw:layer="layout" svg:width="0.625cm" svg:height="0.25cm" svg:x="1.5cm" svg:y="5.75cm">
          <text:p/>
        </draw:rect>
        <draw:path draw:style-name="gr1" draw:text-style-name="P1" draw:layer="layout" svg:width="0.624cm" svg:height="1.249cm" svg:x="7cm" svg:y="4.75cm" svg:viewBox="0 0 625 1250" svg:d="m0 1250c345 0 625-280 625-625s-280-625-625-625">
          <text:p/>
        </draw:path>
        <draw:path draw:style-name="gr1" draw:text-style-name="P1" draw:layer="layout" svg:width="0.624cm" svg:height="1.249cm" svg:x="6.875cm" svg:y="3.75cm" svg:viewBox="0 0 625 1250" svg:d="m0 1250c345 0 625-280 625-625s-280-625-625-625">
          <text:p/>
        </draw:path>
        <draw:path draw:style-name="gr1" draw:text-style-name="P1" draw:layer="layout" svg:width="0.374cm" svg:height="0.749cm" svg:x="6.875cm" svg:y="4cm" svg:viewBox="0 0 375 750" svg:d="m0 750c207 0 375-168 375-375s-168-375-375-375">
          <text:p/>
        </draw:path>
        <draw:path draw:style-name="gr1" draw:text-style-name="P1" draw:layer="layout" svg:width="0.374cm" svg:height="0.749cm" svg:x="7cm" svg:y="5cm" svg:viewBox="0 0 375 750" svg:d="m0 750c207 0 375-168 375-375s-168-375-375-375">
          <text:p/>
        </draw:path>
        <draw:rect draw:style-name="gr1" draw:text-style-name="P1" draw:layer="layout" svg:width="0.25cm" svg:height="2.25cm" svg:x="6.25cm" svg:y="3.75cm">
          <text:p/>
        </draw:rect>
        <draw:rect draw:style-name="gr1" draw:text-style-name="P1" draw:layer="layout" svg:width="0.375cm" svg:height="0.25cm" svg:x="6.5cm" svg:y="3.75cm">
          <text:p/>
        </draw:rect>
        <draw:rect draw:style-name="gr1" draw:text-style-name="P1" draw:layer="layout" svg:width="0.375cm" svg:height="0.25cm" svg:x="6.5cm" svg:y="4.75cm">
          <text:p/>
        </draw:rect>
        <draw:rect draw:style-name="gr1" draw:text-style-name="P1" draw:layer="layout" svg:width="0.5cm" svg:height="0.25cm" svg:x="6.5cm" svg:y="5.75cm">
          <text:p/>
        </draw:rect>
        <draw:path draw:style-name="gr1" draw:text-style-name="P1" draw:layer="layout" svg:width="0.624cm" svg:height="0.624cm" svg:x="8cm" svg:y="3.75cm" svg:viewBox="0 0 625 625" svg:d="m0 625c0-345 280-625 625-625">
          <text:p/>
        </draw:path>
        <draw:path draw:style-name="gr1" draw:text-style-name="P1" draw:layer="layout" svg:width="0.374cm" svg:height="0.374cm" svg:x="8.25cm" svg:y="4cm" svg:viewBox="0 0 375 375" svg:d="m0 375c0-207 168-375 375-375">
          <text:p/>
        </draw:path>
        <draw:rect draw:style-name="gr1" draw:text-style-name="P1" draw:layer="layout" svg:width="0.625cm" svg:height="0.25cm" svg:x="8.625cm" svg:y="3.75cm">
          <text:p/>
        </draw:rect>
        <draw:rect draw:style-name="gr1" draw:text-style-name="P1" draw:layer="layout" svg:width="0.25cm" svg:height="1cm" svg:x="8cm" svg:y="4.375cm">
          <text:p/>
        </draw:rect>
        <draw:path draw:style-name="gr1" draw:text-style-name="P1" draw:layer="layout" svg:width="-0.624cm" svg:height="-0.624cm" svg:x="8.625cm" svg:y="6cm" svg:viewBox="0 0 -625 -625" svg:d="m625-11375c0-345-280-625-625-625">
          <text:p/>
        </draw:path>
        <draw:path draw:style-name="gr1" draw:text-style-name="P1" draw:layer="layout" svg:width="-0.374cm" svg:height="-0.374cm" svg:x="8.625cm" svg:y="5.75cm" svg:viewBox="0 0 -375 -375" svg:d="m375-11125c0-207-168-375-375-375">
          <text:p/>
        </draw:path>
        <draw:rect draw:style-name="gr1" draw:text-style-name="P1" draw:layer="layout" svg:width="-0.625cm" svg:height="-0.25cm" svg:x="9.25cm" svg:y="6cm">
          <text:p/>
        </draw:rect>
        <draw:path draw:style-name="gr1" draw:text-style-name="P1" draw:layer="layout" svg:width="0.624cm" svg:height="0.624cm" svg:x="10.125cm" svg:y="3.75cm" svg:viewBox="0 0 625 625" svg:d="m625 625c0-345-280-625-625-625">
          <text:p/>
        </draw:path>
        <draw:path draw:style-name="gr1" draw:text-style-name="P1" draw:layer="layout" svg:width="0.374cm" svg:height="0.374cm" svg:x="10.125cm" svg:y="4cm" svg:viewBox="0 0 375 375" svg:d="m375 375c0-207-168-375-375-375">
          <text:p/>
        </draw:path>
        <draw:rect draw:style-name="gr1" draw:text-style-name="P1" draw:layer="layout" svg:width="0.625cm" svg:height="0.25cm" svg:x="9.5cm" svg:y="3.75cm">
          <text:p/>
        </draw:rect>
        <draw:rect draw:style-name="gr1" draw:text-style-name="P1" draw:layer="layout" svg:width="0.25cm" svg:height="1cm" svg:x="10.5cm" svg:y="4.375cm">
          <text:p/>
        </draw:rect>
        <draw:path draw:style-name="gr1" draw:text-style-name="P1" draw:layer="layout" svg:width="-0.624cm" svg:height="-0.624cm" svg:x="10.75cm" svg:y="6cm" svg:viewBox="0 0 -625 -625" svg:d="m0-11375c0-345 280-625 625-625">
          <text:p/>
        </draw:path>
        <draw:path draw:style-name="gr1" draw:text-style-name="P1" draw:layer="layout" svg:width="-0.374cm" svg:height="-0.374cm" svg:x="10.5cm" svg:y="5.75cm" svg:viewBox="0 0 -375 -375" svg:d="m0-11125c0-207 168-375 375-375">
          <text:p/>
        </draw:path>
        <draw:rect draw:style-name="gr1" draw:text-style-name="P1" draw:layer="layout" svg:width="-0.625cm" svg:height="-0.25cm" svg:x="10.125cm" svg:y="6cm">
          <text:p/>
        </draw:rect>
        <draw:rect draw:style-name="gr1" draw:text-style-name="P1" draw:layer="layout" svg:width="0.25cm" svg:height="1.75cm" svg:x="9.5cm" svg:y="4cm">
          <text:p/>
        </draw:rect>
        <draw:rect draw:style-name="gr1" draw:text-style-name="P1" draw:layer="layout" svg:width="0.25cm" svg:height="2.25cm" svg:x="11cm" svg:y="3.75cm">
          <text:p/>
        </draw:rect>
        <draw:rect draw:style-name="gr1" draw:text-style-name="P1" draw:layer="layout" svg:width="1cm" svg:height="0.25cm" svg:x="11.25cm" svg:y="3.75cm">
          <text:p/>
        </draw:rect>
        <draw:rect draw:style-name="gr1" draw:text-style-name="P1" draw:layer="layout" svg:width="1cm" svg:height="0.25cm" svg:x="11.25cm" svg:y="5.75cm">
          <text:p/>
        </draw:rect>
        <draw:rect draw:style-name="gr1" draw:text-style-name="P1" draw:layer="layout" svg:width="0.75cm" svg:height="0.25cm" svg:x="11.25cm" svg:y="4.75cm">
          <text:p/>
        </draw:rect>
        <draw:rect draw:style-name="gr1" draw:text-style-name="P1" draw:layer="layout" svg:width="0.25cm" svg:height="2.25cm" svg:x="12.5cm" svg:y="3.75cm">
          <text:p/>
        </draw:rect>
        <draw:rect draw:style-name="gr1" draw:text-style-name="P1" draw:layer="layout" svg:width="1cm" svg:height="0.25cm" svg:x="12.75cm" svg:y="3.75cm">
          <text:p/>
        </draw:rect>
        <draw:rect draw:style-name="gr1" draw:text-style-name="P1" draw:layer="layout" svg:width="0.75cm" svg:height="0.25cm" svg:x="12.75cm" svg:y="4.75cm">
          <text:p/>
        </draw:rect>
        <draw:path draw:style-name="gr1" draw:text-style-name="P1" draw:layer="layout" svg:width="0.624cm" svg:height="0.624cm" svg:x="14cm" svg:y="3.75cm" svg:viewBox="0 0 625 625" svg:d="m0 625c0-345 280-625 625-625">
          <text:p/>
        </draw:path>
        <draw:path draw:style-name="gr1" draw:text-style-name="P1" draw:layer="layout" svg:width="0.374cm" svg:height="0.374cm" svg:x="14.25cm" svg:y="4cm" svg:viewBox="0 0 375 375" svg:d="m0 375c0-207 168-375 375-375">
          <text:p/>
        </draw:path>
        <draw:rect draw:style-name="gr1" draw:text-style-name="P1" draw:layer="layout" svg:width="0.625cm" svg:height="0.25cm" svg:x="14.625cm" svg:y="3.75cm">
          <text:p/>
        </draw:rect>
        <draw:rect draw:style-name="gr1" draw:text-style-name="P1" draw:layer="layout" svg:width="0.25cm" svg:height="1cm" svg:x="14cm" svg:y="4.375cm">
          <text:p/>
        </draw:rect>
        <draw:path draw:style-name="gr1" draw:text-style-name="P1" draw:layer="layout" svg:width="-0.624cm" svg:height="-0.624cm" svg:x="14.625cm" svg:y="6cm" svg:viewBox="0 0 -625 -625" svg:d="m625-11375c0-345-280-625-625-625">
          <text:p/>
        </draw:path>
        <draw:path draw:style-name="gr1" draw:text-style-name="P1" draw:layer="layout" svg:width="-0.374cm" svg:height="-0.374cm" svg:x="14.625cm" svg:y="5.75cm" svg:viewBox="0 0 -375 -375" svg:d="m375-11125c0-207-168-375-375-375">
          <text:p/>
        </draw:path>
        <draw:rect draw:style-name="gr1" draw:text-style-name="P1" draw:layer="layout" svg:width="-0.625cm" svg:height="-0.25cm" svg:x="15.25cm" svg:y="6cm">
          <text:p/>
        </draw:rect>
        <draw:rect draw:style-name="gr1" draw:text-style-name="P1" draw:layer="layout" svg:width="0.25cm" svg:height="1.25cm" svg:x="15cm" svg:y="4.75cm">
          <text:p/>
        </draw:rect>
        <draw:rect draw:style-name="gr1" draw:text-style-name="P1" draw:layer="layout" svg:width="0.75cm" svg:height="0.25cm" svg:x="14.5cm" svg:y="4.75cm">
          <text:p/>
        </draw:rect>
        <draw:rect draw:style-name="gr1" draw:text-style-name="P1" draw:layer="layout" svg:width="0.25cm" svg:height="2.25cm" svg:x="15.75cm" svg:y="3.75cm">
          <text:p/>
        </draw:rect>
        <draw:rect draw:style-name="gr1" draw:text-style-name="P1" draw:layer="layout" svg:width="1cm" svg:height="0.25cm" svg:x="16cm" svg:y="4.75cm">
          <text:p/>
        </draw:rect>
        <draw:rect draw:style-name="gr1" draw:text-style-name="P1" draw:layer="layout" svg:width="0.25cm" svg:height="2.25cm" svg:x="16.75cm" svg:y="3.75cm">
          <text:p/>
        </draw:rect>
        <draw:rect draw:style-name="gr1" draw:text-style-name="P1" draw:layer="layout" svg:width="0.25cm" svg:height="2.25cm" svg:x="13.5cm" svg:y="1.25cm">
          <text:p/>
        </draw:rect>
        <draw:path draw:style-name="gr1" draw:text-style-name="P1" draw:layer="layout" svg:width="-1.249cm" svg:height="-0.624cm" svg:x="15.25cm" svg:y="3.5cm" svg:viewBox="0 0 -1250 -625" svg:d="m1250-6375c0-345-280-625-625-625s-625 280-625 625">
          <text:p/>
        </draw:path>
        <draw:path draw:style-name="gr1" draw:text-style-name="P1" draw:layer="layout" svg:width="-0.749cm" svg:height="-0.374cm" svg:x="15cm" svg:y="3.25cm" svg:viewBox="0 0 -750 -375" svg:d="m750-6125c0-207-168-375-375-375s-375 168-375 375">
          <text:p/>
        </draw:path>
        <draw:rect draw:style-name="gr1" draw:text-style-name="P1" draw:layer="layout" svg:width="0.25cm" svg:height="1.625cm" svg:x="15cm" svg:y="1.25cm">
          <text:p/>
        </draw:rect>
        <draw:line draw:style-name="gr1" draw:text-style-name="P1" draw:layer="layout" svg:x1="14cm" svg:y1="2.875cm" svg:x2="14.25cm" svg:y2="2.875cm">
          <text:p/>
        </draw:line>
        <draw:line draw:style-name="gr1" draw:text-style-name="P1" draw:layer="layout" svg:x1="16.25cm" svg:y1="2.75cm" svg:x2="16.5cm" svg:y2="3.5cm">
          <text:p/>
        </draw:line>
        <draw:line draw:style-name="gr1" draw:text-style-name="P1" draw:layer="layout" svg:x1="16.5cm" svg:y1="2.75cm" svg:x2="16.75cm" svg:y2="3.5cm">
          <text:p/>
        </draw:line>
        <draw:line draw:style-name="gr1" draw:text-style-name="P1" draw:layer="layout" svg:x1="16.25cm" svg:y1="2.75cm" svg:x2="16.5cm" svg:y2="2.75cm">
          <text:p/>
        </draw:line>
        <draw:line draw:style-name="gr1" draw:text-style-name="P1" draw:layer="layout" svg:x1="16.5cm" svg:y1="3.5cm" svg:x2="16.75cm" svg:y2="3.5cm">
          <text:p/>
        </draw:line>
        <draw:rect draw:style-name="gr1" draw:text-style-name="P1" draw:layer="layout" svg:width="0.25cm" svg:height="2.25cm" svg:x="15.5cm" svg:y="1.25cm">
          <text:p/>
        </draw:rect>
        <draw:line draw:style-name="gr1" draw:text-style-name="P1" draw:layer="layout" svg:x1="16.25cm" svg:y1="2cm" svg:x2="16.5cm" svg:y2="1.25cm">
          <text:p/>
        </draw:line>
        <draw:line draw:style-name="gr1" draw:text-style-name="P1" draw:layer="layout" svg:x1="16.5cm" svg:y1="2cm" svg:x2="16.75cm" svg:y2="1.25cm">
          <text:p/>
        </draw:line>
        <draw:line draw:style-name="gr1" draw:text-style-name="P1" draw:layer="layout" svg:x1="16.25cm" svg:y1="2cm" svg:x2="16.5cm" svg:y2="2cm">
          <text:p/>
        </draw:line>
        <draw:line draw:style-name="gr1" draw:text-style-name="P1" draw:layer="layout" svg:x1="16.5cm" svg:y1="1.25cm" svg:x2="16.75cm" svg:y2="1.25cm">
          <text:p/>
        </draw:line>
        <draw:rect draw:style-name="gr1" draw:text-style-name="P1" draw:layer="layout" svg:width="0.25cm" svg:height="2.25cm" svg:x="17.25cm" svg:y="1.25cm">
          <text:p/>
        </draw:rect>
        <draw:rect draw:style-name="gr1" draw:text-style-name="P1" draw:layer="layout" svg:width="1.25cm" svg:height="0.25cm" svg:x="17.25cm" svg:y="3.25cm">
          <text:p/>
        </draw:rect>
        <draw:line draw:style-name="gr1" draw:text-style-name="P1" draw:layer="layout" svg:x1="17.5cm" svg:y1="6cm" svg:x2="17.75cm" svg:y2="6cm">
          <text:p/>
        </draw:line>
        <draw:line draw:style-name="gr1" draw:text-style-name="P1" draw:layer="layout" svg:x1="18cm" svg:y1="3.75cm" svg:x2="17.5cm" svg:y2="6cm">
          <text:p/>
        </draw:line>
        <draw:line draw:style-name="gr1" draw:text-style-name="P1" draw:layer="layout" svg:x1="18.25cm" svg:y1="3.75cm" svg:x2="17.75cm" svg:y2="6cm">
          <text:p/>
        </draw:line>
        <draw:line draw:style-name="gr1" draw:text-style-name="P1" draw:layer="layout" svg:x1="18.25cm" svg:y1="3.75cm" svg:x2="18cm" svg:y2="3.75cm">
          <text:p/>
        </draw:line>
        <draw:line draw:style-name="gr1" draw:text-style-name="P1" draw:layer="layout" svg:x1="18.25cm" svg:y1="3.75cm" svg:x2="18.75cm" svg:y2="6cm">
          <text:p/>
        </draw:line>
        <draw:line draw:style-name="gr1" draw:text-style-name="P1" draw:layer="layout" svg:x1="18cm" svg:y1="3.75cm" svg:x2="18.5cm" svg:y2="6cm">
          <text:p/>
        </draw:line>
        <draw:line draw:style-name="gr1" draw:text-style-name="P1" draw:layer="layout" svg:x1="19cm" svg:y1="3.75cm" svg:x2="18.5cm" svg:y2="6cm">
          <text:p/>
        </draw:line>
        <draw:line draw:style-name="gr1" draw:text-style-name="P1" draw:layer="layout" svg:x1="19.25cm" svg:y1="3.75cm" svg:x2="18.75cm" svg:y2="6cm">
          <text:p/>
        </draw:line>
        <draw:line draw:style-name="gr1" draw:text-style-name="P1" draw:layer="layout" svg:x1="19.25cm" svg:y1="3.75cm" svg:x2="19cm" svg:y2="3.75cm">
          <text:p/>
        </draw:line>
        <draw:line draw:style-name="gr1" draw:text-style-name="P1" draw:layer="layout" svg:x1="19.75cm" svg:y1="6cm" svg:x2="19.5cm" svg:y2="6cm">
          <text:p/>
        </draw:line>
        <draw:line draw:style-name="gr1" draw:text-style-name="P1" draw:layer="layout" svg:x1="19.25cm" svg:y1="3.75cm" svg:x2="19.75cm" svg:y2="6cm">
          <text:p/>
        </draw:line>
        <draw:line draw:style-name="gr1" draw:text-style-name="P1" draw:layer="layout" svg:x1="19cm" svg:y1="3.75cm" svg:x2="19.5cm" svg:y2="6cm">
          <text:p/>
        </draw:line>
        <draw:line draw:style-name="gr1" draw:text-style-name="P1" draw:layer="layout" svg:x1="18.5cm" svg:y1="6cm" svg:x2="18.75cm" svg:y2="6cm">
          <text:p/>
        </draw:line>
        <draw:line draw:style-name="gr1" draw:text-style-name="P1" draw:layer="layout" svg:x1="2.5cm" svg:y1="7.75cm" svg:x2="2.75cm" svg:y2="8.5cm">
          <text:p/>
        </draw:line>
        <draw:line draw:style-name="gr1" draw:text-style-name="P1" draw:layer="layout" svg:x1="2.75cm" svg:y1="7.75cm" svg:x2="3cm" svg:y2="8.5cm">
          <text:p/>
        </draw:line>
        <draw:line draw:style-name="gr1" draw:text-style-name="P1" draw:layer="layout" svg:x1="2.5cm" svg:y1="7.75cm" svg:x2="2.75cm" svg:y2="7.75cm">
          <text:p/>
        </draw:line>
        <draw:line draw:style-name="gr1" draw:text-style-name="P1" draw:layer="layout" svg:x1="2.75cm" svg:y1="8.5cm" svg:x2="3cm" svg:y2="8.5cm">
          <text:p/>
        </draw:line>
        <draw:line draw:style-name="gr1" draw:text-style-name="P1" draw:layer="layout" svg:x1="2.5cm" svg:y1="7cm" svg:x2="2.75cm" svg:y2="6.25cm">
          <text:p/>
        </draw:line>
        <draw:line draw:style-name="gr1" draw:text-style-name="P1" draw:layer="layout" svg:x1="2.75cm" svg:y1="7cm" svg:x2="3cm" svg:y2="6.25cm">
          <text:p/>
        </draw:line>
        <draw:line draw:style-name="gr1" draw:text-style-name="P1" draw:layer="layout" svg:x1="2.5cm" svg:y1="7cm" svg:x2="2.75cm" svg:y2="7cm">
          <text:p/>
        </draw:line>
        <draw:line draw:style-name="gr1" draw:text-style-name="P1" draw:layer="layout" svg:x1="2.75cm" svg:y1="6.25cm" svg:x2="3cm" svg:y2="6.25cm">
          <text:p/>
        </draw:line>
        <draw:line draw:style-name="gr1" draw:text-style-name="P1" draw:layer="layout" svg:x1="2.25cm" svg:y1="7.75cm" svg:x2="2cm" svg:y2="8.5cm">
          <text:p/>
        </draw:line>
        <draw:line draw:style-name="gr1" draw:text-style-name="P1" draw:layer="layout" svg:x1="2cm" svg:y1="7.75cm" svg:x2="1.75cm" svg:y2="8.5cm">
          <text:p/>
        </draw:line>
        <draw:line draw:style-name="gr1" draw:text-style-name="P1" draw:layer="layout" svg:x1="2.25cm" svg:y1="7.75cm" svg:x2="2cm" svg:y2="7.75cm">
          <text:p/>
        </draw:line>
        <draw:line draw:style-name="gr1" draw:text-style-name="P1" draw:layer="layout" svg:x1="2cm" svg:y1="8.5cm" svg:x2="1.75cm" svg:y2="8.5cm">
          <text:p/>
        </draw:line>
        <draw:line draw:style-name="gr1" draw:text-style-name="P1" draw:layer="layout" svg:x1="2.25cm" svg:y1="7cm" svg:x2="2cm" svg:y2="6.25cm">
          <text:p/>
        </draw:line>
        <draw:line draw:style-name="gr1" draw:text-style-name="P1" draw:layer="layout" svg:x1="2cm" svg:y1="7cm" svg:x2="1.75cm" svg:y2="6.25cm">
          <text:p/>
        </draw:line>
        <draw:line draw:style-name="gr1" draw:text-style-name="P1" draw:layer="layout" svg:x1="2.25cm" svg:y1="7cm" svg:x2="2cm" svg:y2="7cm">
          <text:p/>
        </draw:line>
        <draw:line draw:style-name="gr1" draw:text-style-name="P1" draw:layer="layout" svg:x1="2cm" svg:y1="6.25cm" svg:x2="1.75cm" svg:y2="6.25cm">
          <text:p/>
        </draw:line>
        <draw:line draw:style-name="gr1" draw:text-style-name="P1" draw:layer="layout" svg:x1="4.25cm" svg:y1="7cm" svg:x2="4.5cm" svg:y2="6.25cm">
          <text:p/>
        </draw:line>
        <draw:line draw:style-name="gr1" draw:text-style-name="P1" draw:layer="layout" svg:x1="4.5cm" svg:y1="7cm" svg:x2="4.75cm" svg:y2="6.25cm">
          <text:p/>
        </draw:line>
        <draw:line draw:style-name="gr1" draw:text-style-name="P1" draw:layer="layout" svg:x1="4.25cm" svg:y1="7cm" svg:x2="4.5cm" svg:y2="7cm">
          <text:p/>
        </draw:line>
        <draw:line draw:style-name="gr1" draw:text-style-name="P1" draw:layer="layout" svg:x1="4.5cm" svg:y1="6.25cm" svg:x2="4.75cm" svg:y2="6.25cm">
          <text:p/>
        </draw:line>
        <draw:line draw:style-name="gr1" draw:text-style-name="P1" draw:layer="layout" svg:x1="4cm" svg:y1="7cm" svg:x2="3.75cm" svg:y2="6.25cm">
          <text:p/>
        </draw:line>
        <draw:line draw:style-name="gr1" draw:text-style-name="P1" draw:layer="layout" svg:x1="3.75cm" svg:y1="7cm" svg:x2="3.5cm" svg:y2="6.25cm">
          <text:p/>
        </draw:line>
        <draw:line draw:style-name="gr1" draw:text-style-name="P1" draw:layer="layout" svg:x1="4cm" svg:y1="7cm" svg:x2="3.75cm" svg:y2="7cm">
          <text:p/>
        </draw:line>
        <draw:line draw:style-name="gr1" draw:text-style-name="P1" draw:layer="layout" svg:x1="3.75cm" svg:y1="6.25cm" svg:x2="3.5cm" svg:y2="6.25cm">
          <text:p/>
        </draw:line>
        <draw:rect draw:style-name="gr1" draw:text-style-name="P1" draw:layer="layout" svg:width="0.25cm" svg:height="1.25cm" svg:x="4cm" svg:y="7.25cm">
          <text:p/>
        </draw:rect>
        <draw:line draw:style-name="gr1" draw:text-style-name="P1" draw:layer="layout" svg:x1="6.25cm" svg:y1="6.25cm" svg:x2="6cm" svg:y2="6.25cm">
          <text:p/>
        </draw:line>
        <draw:line draw:style-name="gr1" draw:text-style-name="P1" draw:layer="layout" svg:x1="5.25cm" svg:y1="8.5cm" svg:x2="6.25cm" svg:y2="6.25cm">
          <text:p/>
        </draw:line>
        <draw:line draw:style-name="gr1" draw:text-style-name="P1" draw:layer="layout" svg:x1="5cm" svg:y1="8.5cm" svg:x2="6cm" svg:y2="6.25cm">
          <text:p/>
        </draw:line>
        <draw:line draw:style-name="gr1" draw:text-style-name="P1" draw:layer="layout" svg:x1="5.25cm" svg:y1="8.5cm" svg:x2="5cm" svg:y2="8.5cm">
          <text:p/>
        </draw:line>
        <draw:line draw:style-name="gr1" draw:text-style-name="P1" draw:layer="layout" svg:x1="5cm" svg:y1="6.25cm" svg:x2="5.25cm" svg:y2="6.25cm">
          <text:p/>
        </draw:line>
        <draw:line draw:style-name="gr1" draw:text-style-name="P1" draw:layer="layout" svg:x1="6cm" svg:y1="8.5cm" svg:x2="5cm" svg:y2="6.25cm">
          <text:p/>
        </draw:line>
        <draw:line draw:style-name="gr1" draw:text-style-name="P1" draw:layer="layout" svg:x1="6.25cm" svg:y1="8.5cm" svg:x2="5.25cm" svg:y2="6.25cm">
          <text:p/>
        </draw:line>
        <draw:line draw:style-name="gr1" draw:text-style-name="P1" draw:layer="layout" svg:x1="6cm" svg:y1="8.5cm" svg:x2="6.25cm" svg:y2="8.5cm">
          <text:p/>
        </draw:line>
        <draw:line draw:style-name="gr1" draw:text-style-name="P1" draw:layer="layout" svg:x1="7.75cm" svg:y1="6.25cm" svg:x2="7.5cm" svg:y2="6.25cm">
          <text:p/>
        </draw:line>
        <draw:line draw:style-name="gr1" draw:text-style-name="P1" draw:layer="layout" svg:x1="7.25cm" svg:y1="7.375cm" svg:x2="7.75cm" svg:y2="6.25cm">
          <text:p/>
        </draw:line>
        <draw:line draw:style-name="gr1" draw:text-style-name="P1" draw:layer="layout" svg:x1="7cm" svg:y1="7.375cm" svg:x2="7.5cm" svg:y2="6.25cm">
          <text:p/>
        </draw:line>
        <draw:line draw:style-name="gr1" draw:text-style-name="P1" draw:layer="layout" svg:x1="6.5cm" svg:y1="6.25cm" svg:x2="6.75cm" svg:y2="6.25cm">
          <text:p/>
        </draw:line>
        <draw:line draw:style-name="gr1" draw:text-style-name="P1" draw:layer="layout" svg:x1="7cm" svg:y1="7.375cm" svg:x2="6.5cm" svg:y2="6.25cm">
          <text:p/>
        </draw:line>
        <draw:line draw:style-name="gr1" draw:text-style-name="P1" draw:layer="layout" svg:x1="7.25cm" svg:y1="7.375cm" svg:x2="6.75cm" svg:y2="6.25cm">
          <text:p/>
        </draw:line>
        <draw:rect draw:style-name="gr1" draw:text-style-name="P1" draw:layer="layout" svg:width="0.25cm" svg:height="1.125cm" svg:x="7cm" svg:y="7.375cm">
          <text:p/>
        </draw:rect>
        <draw:line draw:style-name="gr1" draw:text-style-name="P1" draw:layer="layout" svg:x1="9.25cm" svg:y1="6.25cm" svg:x2="9cm" svg:y2="6.25cm">
          <text:p/>
        </draw:line>
        <draw:line draw:style-name="gr1" draw:text-style-name="P1" draw:layer="layout" svg:x1="8.25cm" svg:y1="8.5cm" svg:x2="9.25cm" svg:y2="6.25cm">
          <text:p/>
        </draw:line>
        <draw:line draw:style-name="gr1" draw:text-style-name="P1" draw:layer="layout" svg:x1="8cm" svg:y1="8.5cm" svg:x2="9cm" svg:y2="6.25cm">
          <text:p/>
        </draw:line>
        <draw:line draw:style-name="gr1" draw:text-style-name="P1" draw:layer="layout" svg:x1="8.25cm" svg:y1="8.5cm" svg:x2="8cm" svg:y2="8.5cm">
          <text:p/>
        </draw:line>
        <draw:line draw:style-name="gr1" draw:text-style-name="P1" draw:layer="layout" svg:x1="8cm" svg:y1="6.25cm" svg:x2="8.25cm" svg:y2="6.25cm">
          <text:p/>
        </draw:line>
        <draw:line draw:style-name="gr1" draw:text-style-name="P1" draw:layer="layout" svg:x1="9cm" svg:y1="8.5cm" svg:x2="8.5cm" svg:y2="7.375cm">
          <text:p/>
        </draw:line>
        <draw:line draw:style-name="gr1" draw:text-style-name="P1" draw:layer="layout" svg:x1="9.25cm" svg:y1="8.5cm" svg:x2="8.75cm" svg:y2="7.375cm">
          <text:p/>
        </draw:line>
        <draw:line draw:style-name="gr1" draw:text-style-name="P1" draw:layer="layout" svg:x1="9cm" svg:y1="8.5cm" svg:x2="9.25cm" svg:y2="8.5cm">
          <text:p/>
        </draw:line>
        <draw:rect draw:style-name="gr1" draw:text-style-name="P1" draw:layer="layout" svg:width="0.25cm" svg:height="2.25cm" svg:x="8cm" svg:y="6.25cm">
          <text:p/>
        </draw:rect>
        <draw:line draw:style-name="gr1" draw:text-style-name="P1" draw:layer="layout" svg:x1="10.75cm" svg:y1="6.25cm" svg:x2="10.5cm" svg:y2="6.25cm">
          <text:p/>
        </draw:line>
        <draw:line draw:style-name="gr1" draw:text-style-name="P1" draw:layer="layout" svg:x1="9.75cm" svg:y1="8.5cm" svg:x2="10.75cm" svg:y2="6.25cm">
          <text:p/>
        </draw:line>
        <draw:line draw:style-name="gr1" draw:text-style-name="P1" draw:layer="layout" svg:x1="9.5cm" svg:y1="8.5cm" svg:x2="10.5cm" svg:y2="6.25cm">
          <text:p/>
        </draw:line>
        <draw:line draw:style-name="gr1" draw:text-style-name="P1" draw:layer="layout" svg:x1="9.75cm" svg:y1="8.5cm" svg:x2="9.5cm" svg:y2="8.5cm">
          <text:p/>
        </draw:line>
        <draw:rect draw:style-name="gr1" draw:text-style-name="P1" draw:layer="layout" svg:width="1cm" svg:height="0.25cm" svg:x="9.5cm" svg:y="6.25cm">
          <text:p/>
        </draw:rect>
        <draw:rect draw:style-name="gr1" draw:text-style-name="P1" draw:layer="layout" svg:width="1cm" svg:height="0.25cm" svg:x="9.75cm" svg:y="8.25cm">
          <text:p/>
        </draw:rect>
        <draw:path draw:style-name="gr1" draw:text-style-name="P1" draw:layer="layout" svg:width="-1.249cm" svg:height="-0.624cm" svg:x="12.25cm" svg:y="8.5cm" svg:viewBox="0 0 -1250 -625" svg:d="m1250-16375c0-345-280-625-625-625s-625 280-625 625">
          <text:p/>
        </draw:path>
        <draw:path draw:style-name="gr1" draw:text-style-name="P1" draw:layer="layout" svg:width="-0.749cm" svg:height="-0.374cm" svg:x="12cm" svg:y="8.25cm" svg:viewBox="0 0 -750 -375" svg:d="m750-16125c0-207-168-375-375-375s-375 168-375 375">
          <text:p/>
        </draw:path>
        <draw:rect draw:style-name="gr1" draw:text-style-name="P1" draw:layer="layout" svg:width="0.25cm" svg:height="1cm" svg:x="11cm" svg:y="6.875cm">
          <text:p/>
        </draw:rect>
        <draw:rect draw:style-name="gr1" draw:text-style-name="P1" draw:layer="layout" svg:width="0.25cm" svg:height="1cm" svg:x="12cm" svg:y="6.875cm">
          <text:p/>
        </draw:rect>
        <draw:path draw:style-name="gr1" draw:text-style-name="P1" draw:layer="layout" svg:width="1.249cm" svg:height="0.624cm" svg:x="11cm" svg:y="6.25cm" svg:viewBox="0 0 1250 625" svg:d="m0 625c0-345 280-625 625-625s625 280 625 625">
          <text:p/>
        </draw:path>
        <draw:path draw:style-name="gr1" draw:text-style-name="P1" draw:layer="layout" svg:width="0.749cm" svg:height="0.374cm" svg:x="11.25cm" svg:y="6.5cm" svg:viewBox="0 0 750 375" svg:d="m0 375c0-207 168-375 375-375s375 168 375 375">
          <text:p/>
        </draw:path>
        <draw:path draw:style-name="gr1" draw:text-style-name="P1" draw:layer="layout" svg:width="-1.249cm" svg:height="-0.624cm" svg:x="13.75cm" svg:y="8.5cm" svg:viewBox="0 0 -1250 -625" svg:d="m1250-16375c0-345-280-625-625-625s-625 280-625 625">
          <text:p/>
        </draw:path>
        <draw:path draw:style-name="gr1" draw:text-style-name="P1" draw:layer="layout" svg:width="-0.749cm" svg:height="-0.374cm" svg:x="13.5cm" svg:y="8.25cm" svg:viewBox="0 0 -750 -375" svg:d="m750-16125c0-207-168-375-375-375s-375 168-375 375">
          <text:p/>
        </draw:path>
        <draw:rect draw:style-name="gr1" draw:text-style-name="P1" draw:layer="layout" svg:width="0.25cm" svg:height="1cm" svg:x="12.5cm" svg:y="6.875cm">
          <text:p/>
        </draw:rect>
        <draw:rect draw:style-name="gr1" draw:text-style-name="P1" draw:layer="layout" svg:width="0.25cm" svg:height="1cm" svg:x="13.5cm" svg:y="6.875cm">
          <text:p/>
        </draw:rect>
        <draw:path draw:style-name="gr1" draw:text-style-name="P1" draw:layer="layout" svg:width="1.249cm" svg:height="0.624cm" svg:x="12.5cm" svg:y="6.25cm" svg:viewBox="0 0 1250 625" svg:d="m0 625c0-345 280-625 625-625s625 280 625 625">
          <text:p/>
        </draw:path>
        <draw:path draw:style-name="gr1" draw:text-style-name="P1" draw:layer="layout" svg:width="0.749cm" svg:height="0.374cm" svg:x="12.75cm" svg:y="6.5cm" svg:viewBox="0 0 750 375" svg:d="m0 375c0-207 168-375 375-375s375 168 375 375">
          <text:p/>
        </draw:path>
        <draw:line draw:style-name="gr1" draw:text-style-name="P1" draw:layer="layout" svg:x1="13.5cm" svg:y1="8.5cm" svg:x2="13cm" svg:y2="7.375cm">
          <text:p/>
        </draw:line>
        <draw:line draw:style-name="gr1" draw:text-style-name="P1" draw:layer="layout" svg:x1="13.75cm" svg:y1="8.5cm" svg:x2="13.25cm" svg:y2="7.375cm">
          <text:p/>
        </draw:line>
        <draw:line draw:style-name="gr1" draw:text-style-name="P1" draw:layer="layout" svg:x1="13.5cm" svg:y1="8.5cm" svg:x2="13.75cm" svg:y2="8.5cm">
          <text:p/>
        </draw:line>
        <draw:line draw:style-name="gr1" draw:text-style-name="P1" draw:layer="layout" svg:x1="13cm" svg:y1="7.375cm" svg:x2="13.25cm" svg:y2="7.375cm">
          <text:p/>
        </draw:line>
        <draw:line draw:style-name="gr1" draw:text-style-name="P1" draw:layer="layout" svg:x1="14cm" svg:y1="6.25cm" svg:x2="14.25cm" svg:y2="6.25cm">
          <text:p/>
        </draw:line>
        <draw:line draw:style-name="gr1" draw:text-style-name="P1" draw:layer="layout" svg:x1="15cm" svg:y1="8.5cm" svg:x2="14cm" svg:y2="6.25cm">
          <text:p/>
        </draw:line>
        <draw:line draw:style-name="gr1" draw:text-style-name="P1" draw:layer="layout" svg:x1="15.25cm" svg:y1="8.5cm" svg:x2="14.25cm" svg:y2="6.25cm">
          <text:p/>
        </draw:line>
        <draw:line draw:style-name="gr1" draw:text-style-name="P1" draw:layer="layout" svg:x1="15cm" svg:y1="8.5cm" svg:x2="15.25cm" svg:y2="8.5cm">
          <text:p/>
        </draw:line>
        <draw:line draw:style-name="gr1" draw:text-style-name="P1" draw:layer="layout" svg:x1="15.25cm" svg:y1="6.25cm" svg:x2="15cm" svg:y2="6.25cm">
          <text:p/>
        </draw:line>
        <draw:rect draw:style-name="gr1" draw:text-style-name="P1" draw:layer="layout" svg:width="0.25cm" svg:height="2.25cm" svg:x="15cm" svg:y="6.25cm">
          <text:p/>
        </draw:rect>
        <draw:rect draw:style-name="gr1" draw:text-style-name="P1" draw:layer="layout" svg:width="0.25cm" svg:height="2.25cm" svg:x="14cm" svg:y="6.25cm">
          <text:p/>
        </draw:rect>
        <draw:line draw:style-name="gr1" draw:text-style-name="P1" draw:layer="layout" svg:x1="15.5cm" svg:y1="6.25cm" svg:x2="15.75cm" svg:y2="6.25cm">
          <text:p/>
        </draw:line>
        <draw:line draw:style-name="gr1" draw:text-style-name="P1" draw:layer="layout" svg:x1="16.5cm" svg:y1="8.5cm" svg:x2="15.5cm" svg:y2="6.25cm">
          <text:p/>
        </draw:line>
        <draw:line draw:style-name="gr1" draw:text-style-name="P1" draw:layer="layout" svg:x1="16.75cm" svg:y1="8.5cm" svg:x2="15.75cm" svg:y2="6.25cm">
          <text:p/>
        </draw:line>
        <draw:line draw:style-name="gr1" draw:text-style-name="P1" draw:layer="layout" svg:x1="16.5cm" svg:y1="8.5cm" svg:x2="16.75cm" svg:y2="8.5cm">
          <text:p/>
        </draw:line>
        <draw:line draw:style-name="gr1" draw:text-style-name="P1" draw:layer="layout" svg:x1="16.75cm" svg:y1="6.25cm" svg:x2="16.5cm" svg:y2="6.25cm">
          <text:p/>
        </draw:line>
        <draw:rect draw:style-name="gr1" draw:text-style-name="P1" draw:layer="layout" svg:width="0.25cm" svg:height="2.25cm" svg:x="16.5cm" svg:y="6.25cm">
          <text:p/>
        </draw:rect>
        <draw:rect draw:style-name="gr1" draw:text-style-name="P1" draw:layer="layout" svg:width="0.25cm" svg:height="2.25cm" svg:x="15.5cm" svg:y="6.25cm">
          <text:p/>
        </draw:rect>
        <draw:line draw:style-name="gr1" draw:text-style-name="P1" draw:layer="layout" svg:x1="16.5cm" svg:y1="6.25cm" svg:x2="16.75cm" svg:y2="6.25cm">
          <text:p/>
        </draw:line>
        <draw:line draw:style-name="gr1" draw:text-style-name="P1" draw:layer="layout" svg:x1="17.5cm" svg:y1="8.5cm" svg:x2="16.5cm" svg:y2="6.25cm">
          <text:p/>
        </draw:line>
        <draw:line draw:style-name="gr1" draw:text-style-name="P1" draw:layer="layout" svg:x1="17.75cm" svg:y1="8.5cm" svg:x2="16.75cm" svg:y2="6.25cm">
          <text:p/>
        </draw:line>
        <draw:line draw:style-name="gr1" draw:text-style-name="P1" draw:layer="layout" svg:x1="17.5cm" svg:y1="8.5cm" svg:x2="17.75cm" svg:y2="8.5cm">
          <text:p/>
        </draw:line>
        <draw:rect draw:style-name="gr1" draw:text-style-name="P1" draw:layer="layout" svg:width="0.25cm" svg:height="2.25cm" svg:x="18cm" svg:y="6.25cm">
          <text:p/>
        </draw:rect>
        <draw:path draw:style-name="gr1" draw:text-style-name="P1" draw:layer="layout" svg:width="0.749cm" svg:height="1.499cm" svg:x="18.5cm" svg:y="6.25cm" svg:viewBox="0 0 750 1500" svg:d="m0 1500c414 0 750-336 750-750s-336-750-750-750">
          <text:p/>
        </draw:path>
        <draw:path draw:style-name="gr1" draw:text-style-name="P1" draw:layer="layout" svg:width="0.499cm" svg:height="0.999cm" svg:x="18.5cm" svg:y="6.5cm" svg:viewBox="0 0 500 1000" svg:d="m0 1000c276 0 500-224 500-500s-224-500-500-500">
          <text:p/>
        </draw:path>
        <draw:rect draw:style-name="gr1" draw:text-style-name="P1" draw:layer="layout" svg:width="0.25cm" svg:height="0.25cm" svg:x="18.25cm" svg:y="6.25cm">
          <text:p/>
        </draw:rect>
        <draw:rect draw:style-name="gr1" draw:text-style-name="P1" draw:layer="layout" svg:width="0.25cm" svg:height="0.25cm" svg:x="18.25cm" svg:y="7.5cm">
          <text:p/>
        </draw:rect>
        <draw:line draw:style-name="gr1" draw:text-style-name="P1" draw:layer="layout" svg:x1="19cm" svg:y1="8.5cm" svg:x2="18cm" svg:y2="6.25cm">
          <text:p/>
        </draw:line>
        <draw:line draw:style-name="gr1" draw:text-style-name="P1" draw:layer="layout" svg:x1="19.25cm" svg:y1="8.5cm" svg:x2="18.25cm" svg:y2="6.25cm">
          <text:p/>
        </draw:line>
        <draw:line draw:style-name="gr1" draw:text-style-name="P1" draw:layer="layout" svg:x1="19cm" svg:y1="8.5cm" svg:x2="19.25cm" svg:y2="8.5cm">
          <text:p/>
        </draw:line>
        <draw:path draw:style-name="gr1" draw:text-style-name="P1" draw:layer="layout" svg:width="-1.249cm" svg:height="-0.624cm" svg:x="3cm" svg:y="11cm" svg:viewBox="0 0 -1250 -625" svg:d="m1250-21375c0-345-280-625-625-625s-625 280-625 625">
          <text:p/>
        </draw:path>
        <draw:path draw:style-name="gr1" draw:text-style-name="P1" draw:layer="layout" svg:width="-0.749cm" svg:height="-0.374cm" svg:x="2.75cm" svg:y="10.75cm" svg:viewBox="0 0 -750 -375" svg:d="m750-21125c0-207-168-375-375-375s-375 168-375 375">
          <text:p/>
        </draw:path>
        <draw:rect draw:style-name="gr1" draw:text-style-name="P1" draw:layer="layout" svg:width="0.25cm" svg:height="1cm" svg:x="1.75cm" svg:y="9.375cm">
          <text:p/>
        </draw:rect>
        <draw:rect draw:style-name="gr1" draw:text-style-name="P1" draw:layer="layout" svg:width="0.25cm" svg:height="1cm" svg:x="2.75cm" svg:y="9.375cm">
          <text:p/>
        </draw:rect>
        <draw:path draw:style-name="gr1" draw:text-style-name="P1" draw:layer="layout" svg:width="1.249cm" svg:height="0.624cm" svg:x="1.75cm" svg:y="8.75cm" svg:viewBox="0 0 1250 625" svg:d="m0 625c0-345 280-625 625-625s625 280 625 625">
          <text:p/>
        </draw:path>
        <draw:path draw:style-name="gr1" draw:text-style-name="P1" draw:layer="layout" svg:width="0.749cm" svg:height="0.374cm" svg:x="2cm" svg:y="9cm" svg:viewBox="0 0 750 375" svg:d="m0 375c0-207 168-375 375-375s375 168 375 375">
          <text:p/>
        </draw:path>
        <draw:line draw:style-name="gr1" draw:text-style-name="P1" draw:layer="layout" svg:x1="3cm" svg:y1="8.75cm" svg:x2="2.75cm" svg:y2="8.75cm">
          <text:p/>
        </draw:line>
        <draw:line draw:style-name="gr1" draw:text-style-name="P1" draw:layer="layout" svg:x1="2cm" svg:y1="11cm" svg:x2="3cm" svg:y2="8.75cm">
          <text:p/>
        </draw:line>
        <draw:line draw:style-name="gr1" draw:text-style-name="P1" draw:layer="layout" svg:x1="1.75cm" svg:y1="11cm" svg:x2="2.75cm" svg:y2="8.75cm">
          <text:p/>
        </draw:line>
        <draw:line draw:style-name="gr1" draw:text-style-name="P1" draw:layer="layout" svg:x1="2cm" svg:y1="11cm" svg:x2="1.75cm" svg:y2="11cm">
          <text:p/>
        </draw:line>
        <draw:line draw:style-name="gr1" draw:text-style-name="P1" draw:layer="layout" svg:x1="4.25cm" svg:y1="11cm" svg:x2="4cm" svg:y2="11cm">
          <text:p/>
        </draw:line>
        <draw:line draw:style-name="gr1" draw:text-style-name="P1" draw:layer="layout" svg:x1="4cm" svg:y1="8.75cm" svg:x2="4.25cm" svg:y2="8.75cm">
          <text:p/>
        </draw:line>
        <draw:rect draw:style-name="gr1" draw:text-style-name="P1" draw:layer="layout" svg:width="0.25cm" svg:height="2.25cm" svg:x="4cm" svg:y="8.75cm">
          <text:p/>
        </draw:rect>
        <draw:line draw:style-name="gr1" draw:text-style-name="P1" draw:layer="layout" svg:x1="3.75cm" svg:y1="9.625cm" svg:x2="4.25cm" svg:y2="8.75cm">
          <text:p/>
        </draw:line>
        <draw:line draw:style-name="gr1" draw:text-style-name="P1" draw:layer="layout" svg:x1="3.5cm" svg:y1="9.625cm" svg:x2="4cm" svg:y2="8.75cm">
          <text:p/>
        </draw:line>
        <draw:line draw:style-name="gr1" draw:text-style-name="P1" draw:layer="layout" svg:x1="3.75cm" svg:y1="9.625cm" svg:x2="3.5cm" svg:y2="9.625cm">
          <text:p/>
        </draw:line>
        <draw:path draw:style-name="gr1" draw:text-style-name="P1" draw:layer="layout" svg:width="0.624cm" svg:height="1.249cm" svg:x="7cm" svg:y="9.75cm" svg:viewBox="0 0 625 1250" svg:d="m0 1250c345 0 625-280 625-625s-280-625-625-625">
          <text:p/>
        </draw:path>
        <draw:path draw:style-name="gr1" draw:text-style-name="P1" draw:layer="layout" svg:width="0.374cm" svg:height="0.749cm" svg:x="7cm" svg:y="10cm" svg:viewBox="0 0 375 750" svg:d="m0 750c207 0 375-168 375-375s-168-375-375-375">
          <text:p/>
        </draw:path>
        <draw:rect draw:style-name="gr1" draw:text-style-name="P1" draw:layer="layout" svg:width="0.875cm" svg:height="0.25cm" svg:x="6.5cm" svg:y="8.75cm">
          <text:p/>
        </draw:rect>
        <draw:rect draw:style-name="gr1" draw:text-style-name="P1" draw:layer="layout" svg:width="0.375cm" svg:height="0.25cm" svg:x="6.75cm" svg:y="9.75cm">
          <text:p/>
        </draw:rect>
        <draw:rect draw:style-name="gr1" draw:text-style-name="P1" draw:layer="layout" svg:width="1cm" svg:height="0.25cm" svg:x="5cm" svg:y="10.75cm">
          <text:p/>
        </draw:rect>
        <draw:path draw:style-name="gr1" draw:text-style-name="P1" draw:layer="layout" svg:width="1.249cm" svg:height="0.624cm" svg:x="4.75cm" svg:y="8.75cm" svg:viewBox="0 0 1250 625" svg:d="m0 625c0-345 280-625 625-625s625 280 625 625">
          <text:p/>
        </draw:path>
        <draw:path draw:style-name="gr1" draw:text-style-name="P1" draw:layer="layout" svg:width="0.749cm" svg:height="0.374cm" svg:x="5cm" svg:y="9cm" svg:viewBox="0 0 750 375" svg:d="m0 375c0-207 168-375 375-375s375 168 375 375">
          <text:p/>
        </draw:path>
        <draw:line draw:style-name="gr1" draw:text-style-name="P1" draw:layer="layout" svg:x1="5cm" svg:y1="11cm" svg:x2="6cm" svg:y2="9.375cm">
          <text:p/>
        </draw:line>
        <draw:line draw:style-name="gr1" draw:text-style-name="P1" draw:layer="layout" svg:x1="4.75cm" svg:y1="11cm" svg:x2="5.75cm" svg:y2="9.375cm">
          <text:p/>
        </draw:line>
        <draw:line draw:style-name="gr1" draw:text-style-name="P1" draw:layer="layout" svg:x1="5cm" svg:y1="11cm" svg:x2="4.75cm" svg:y2="11cm">
          <text:p/>
        </draw:line>
        <draw:line draw:style-name="gr1" draw:text-style-name="P1" draw:layer="layout" svg:x1="5cm" svg:y1="9.375cm" svg:x2="4.75cm" svg:y2="9.375cm">
          <text:p/>
        </draw:line>
        <draw:line draw:style-name="gr1" draw:text-style-name="P1" draw:layer="layout" svg:x1="6cm" svg:y1="9.375cm" svg:x2="5.75cm" svg:y2="9.375cm">
          <text:p/>
        </draw:line>
        <draw:line draw:style-name="gr1" draw:text-style-name="P1" draw:layer="layout" svg:x1="7cm" svg:y1="9.75cm" svg:x2="7.625cm" svg:y2="8.75cm">
          <text:p/>
        </draw:line>
        <draw:line draw:style-name="gr1" draw:text-style-name="P1" draw:layer="layout" svg:x1="6.75cm" svg:y1="9.75cm" svg:x2="7.375cm" svg:y2="8.75cm">
          <text:p/>
        </draw:line>
        <draw:line draw:style-name="gr1" draw:text-style-name="P1" draw:layer="layout" svg:x1="7.625cm" svg:y1="8.75cm" svg:x2="7.375cm" svg:y2="8.75cm">
          <text:p/>
        </draw:line>
        <draw:path draw:style-name="gr1" draw:text-style-name="P1" draw:layer="layout" svg:width="-0.624cm" svg:height="-0.624cm" svg:x="7cm" svg:y="11cm" svg:viewBox="0 0 -625 -625" svg:d="m625-21375c0-345-280-625-625-625">
          <text:p/>
        </draw:path>
        <draw:path draw:style-name="gr1" draw:text-style-name="P1" draw:layer="layout" svg:width="-0.374cm" svg:height="-0.374cm" svg:x="7cm" svg:y="10.75cm" svg:viewBox="0 0 -375 -375" svg:d="m375-21125c0-207-168-375-375-375">
          <text:p/>
        </draw:path>
        <draw:line draw:style-name="gr1" draw:text-style-name="P1" draw:layer="layout" svg:x1="6.375cm" svg:y1="10.375cm" svg:x2="6.625cm" svg:y2="10.375cm">
          <text:p/>
        </draw:line>
        <draw:rect draw:style-name="gr1" draw:text-style-name="P1" draw:layer="layout" svg:width="1.25cm" svg:height="0.25cm" svg:x="8.125cm" svg:y="10cm">
          <text:p/>
        </draw:rect>
        <draw:line draw:style-name="gr1" draw:text-style-name="P1" draw:layer="layout" svg:x1="8.125cm" svg:y1="10.25cm" svg:x2="8.625cm" svg:y2="9cm">
          <text:p/>
        </draw:line>
        <draw:line draw:style-name="gr1" draw:text-style-name="P1" draw:layer="layout" svg:x1="7.875cm" svg:y1="10.25cm" svg:x2="8.375cm" svg:y2="9cm">
          <text:p/>
        </draw:line>
        <draw:line draw:style-name="gr1" draw:text-style-name="P1" draw:layer="layout" svg:x1="8.125cm" svg:y1="10.25cm" svg:x2="7.875cm" svg:y2="10.25cm">
          <text:p/>
        </draw:line>
        <draw:line draw:style-name="gr1" draw:text-style-name="P1" draw:layer="layout" svg:x1="8.625cm" svg:y1="9cm" svg:x2="8.375cm" svg:y2="9cm">
          <text:p/>
        </draw:line>
        <draw:rect draw:style-name="gr1" draw:text-style-name="P1" draw:layer="layout" svg:width="0.25cm" svg:height="2.25cm" svg:x="8.875cm" svg:y="8.75cm">
          <text:p/>
        </draw:rect>
        <draw:path draw:style-name="gr1" draw:text-style-name="P1" draw:layer="layout" svg:width="0.624cm" svg:height="1.249cm" svg:x="10.25cm" svg:y="9.75cm" svg:viewBox="0 0 625 1250" svg:d="m0 1250c345 0 625-280 625-625s-280-625-625-625">
          <text:p/>
        </draw:path>
        <draw:path draw:style-name="gr1" draw:text-style-name="P1" draw:layer="layout" svg:width="0.374cm" svg:height="0.749cm" svg:x="10.25cm" svg:y="10cm" svg:viewBox="0 0 375 750" svg:d="m0 750c207 0 375-168 375-375s-168-375-375-375">
          <text:p/>
        </draw:path>
        <draw:rect draw:style-name="gr1" draw:text-style-name="P1" draw:layer="layout" svg:width="1cm" svg:height="0.25cm" svg:x="9.75cm" svg:y="8.75cm">
          <text:p/>
        </draw:rect>
        <draw:rect draw:style-name="gr1" draw:text-style-name="P1" draw:layer="layout" svg:width="0.5cm" svg:height="0.25cm" svg:x="9.75cm" svg:y="9.75cm">
          <text:p/>
        </draw:rect>
        <draw:path draw:style-name="gr1" draw:text-style-name="P1" draw:layer="layout" svg:width="-0.624cm" svg:height="-0.624cm" svg:x="10.25cm" svg:y="11cm" svg:viewBox="0 0 -625 -625" svg:d="m625-21375c0-345-280-625-625-625">
          <text:p/>
        </draw:path>
        <draw:path draw:style-name="gr1" draw:text-style-name="P1" draw:layer="layout" svg:width="-0.374cm" svg:height="-0.374cm" svg:x="10.25cm" svg:y="10.75cm" svg:viewBox="0 0 -375 -375" svg:d="m375-21125c0-207-168-375-375-375">
          <text:p/>
        </draw:path>
        <draw:line draw:style-name="gr1" draw:text-style-name="P1" draw:layer="layout" svg:x1="9.625cm" svg:y1="10.375cm" svg:x2="9.875cm" svg:y2="10.375cm">
          <text:p/>
        </draw:line>
        <draw:rect draw:style-name="gr1" draw:text-style-name="P1" draw:layer="layout" svg:width="0.25cm" svg:height="1cm" svg:x="9.75cm" svg:y="9cm">
          <text:p/>
        </draw:rect>
        <draw:path draw:style-name="gr1" draw:text-style-name="P1" draw:layer="layout" svg:width="-1.249cm" svg:height="-0.624cm" svg:x="12.5cm" svg:y="11cm" svg:viewBox="0 0 -1250 -625" svg:d="m1250-21375c0-345-280-625-625-625s-625 280-625 625">
          <text:p/>
        </draw:path>
        <draw:path draw:style-name="gr1" draw:text-style-name="P1" draw:layer="layout" svg:width="-0.749cm" svg:height="-0.374cm" svg:x="12.25cm" svg:y="10.75cm" svg:viewBox="0 0 -750 -375" svg:d="m750-21125c0-207-168-375-375-375s-375 168-375 375">
          <text:p/>
        </draw:path>
        <draw:rect draw:style-name="gr1" draw:text-style-name="P1" draw:layer="layout" svg:width="0.25cm" svg:height="1cm" svg:x="11.25cm" svg:y="9.375cm">
          <text:p/>
        </draw:rect>
        <draw:path draw:style-name="gr1" draw:text-style-name="P1" draw:layer="layout" svg:width="1.249cm" svg:height="0.624cm" svg:x="11.25cm" svg:y="8.75cm" svg:viewBox="0 0 1250 625" svg:d="m0 625c0-345 280-625 625-625s625 280 625 625">
          <text:p/>
        </draw:path>
        <draw:path draw:style-name="gr1" draw:text-style-name="P1" draw:layer="layout" svg:width="0.749cm" svg:height="0.374cm" svg:x="11.5cm" svg:y="9cm" svg:viewBox="0 0 750 375" svg:d="m0 375c0-207 168-375 375-375s375 168 375 375">
          <text:p/>
        </draw:path>
        <draw:path draw:style-name="gr1" draw:text-style-name="P1" draw:layer="layout" svg:width="1.249cm" svg:height="0.624cm" svg:x="11.25cm" svg:y="9.625cm" svg:viewBox="0 0 1250 625" svg:d="m0 625c0-345 280-625 625-625s625 280 625 625">
          <text:p/>
        </draw:path>
        <draw:path draw:style-name="gr1" draw:text-style-name="P1" draw:layer="layout" svg:width="0.749cm" svg:height="0.374cm" svg:x="11.5cm" svg:y="9.875cm" svg:viewBox="0 0 750 375" svg:d="m0 375c0-207 168-375 375-375s375 168 375 375">
          <text:p/>
        </draw:path>
        <draw:line draw:style-name="gr1" draw:text-style-name="P1" draw:layer="layout" svg:x1="12.5cm" svg:y1="9.375cm" svg:x2="12.25cm" svg:y2="9.375cm">
          <text:p/>
        </draw:line>
        <draw:rect draw:style-name="gr1" draw:text-style-name="P1" draw:layer="layout" svg:width="0.25cm" svg:height="0.125cm" svg:x="12.25cm" svg:y="10.25cm">
          <text:p/>
        </draw:rect>
        <draw:line draw:style-name="gr1" draw:text-style-name="P1" draw:layer="layout" svg:x1="14cm" svg:y1="8.75cm" svg:x2="13.75cm" svg:y2="8.75cm">
          <text:p/>
        </draw:line>
        <draw:line draw:style-name="gr1" draw:text-style-name="P1" draw:layer="layout" svg:x1="13cm" svg:y1="11cm" svg:x2="14cm" svg:y2="8.75cm">
          <text:p/>
        </draw:line>
        <draw:line draw:style-name="gr1" draw:text-style-name="P1" draw:layer="layout" svg:x1="12.75cm" svg:y1="11cm" svg:x2="13.75cm" svg:y2="8.75cm">
          <text:p/>
        </draw:line>
        <draw:line draw:style-name="gr1" draw:text-style-name="P1" draw:layer="layout" svg:x1="13cm" svg:y1="11cm" svg:x2="12.75cm" svg:y2="11cm">
          <text:p/>
        </draw:line>
        <draw:rect draw:style-name="gr1" draw:text-style-name="P1" draw:layer="layout" svg:width="1cm" svg:height="0.25cm" svg:x="12.75cm" svg:y="8.75cm">
          <text:p/>
        </draw:rect>
        <draw:circle draw:style-name="gr2" draw:text-style-name="P1" draw:layer="layout" svg:width="1.25cm" svg:height="1.25cm" svg:x="14.25cm" svg:y="9.75cm">
          <text:p/>
        </draw:circle>
        <draw:circle draw:style-name="gr2" draw:text-style-name="P1" draw:layer="layout" svg:width="1.25cm" svg:height="1.25cm" svg:x="14.25cm" svg:y="8.75cm">
          <text:p/>
        </draw:circle>
        <draw:circle draw:style-name="gr2" draw:text-style-name="P1" draw:layer="layout" svg:width="0.75cm" svg:height="0.75cm" svg:x="14.5cm" svg:y="9cm">
          <text:p/>
        </draw:circle>
        <draw:circle draw:style-name="gr2" draw:text-style-name="P1" draw:layer="layout" svg:width="0.75cm" svg:height="0.75cm" svg:x="14.5cm" svg:y="10cm">
          <text:p/>
        </draw:circle>
        <draw:path draw:style-name="gr1" draw:text-style-name="P1" draw:layer="layout" svg:width="1.249cm" svg:height="0.624cm" svg:x="15.75cm" svg:y="8.75cm" svg:viewBox="0 0 1250 625" svg:d="m1250 625c0-345-280-625-625-625s-625 280-625 625">
          <text:p/>
        </draw:path>
        <draw:path draw:style-name="gr1" draw:text-style-name="P1" draw:layer="layout" svg:width="0.749cm" svg:height="0.374cm" svg:x="16cm" svg:y="9cm" svg:viewBox="0 0 750 375" svg:d="m750 375c0-207-168-375-375-375s-375 168-375 375">
          <text:p/>
        </draw:path>
        <draw:rect draw:style-name="gr1" draw:text-style-name="P1" draw:layer="layout" svg:width="-0.25cm" svg:height="-1cm" svg:x="17cm" svg:y="10.375cm">
          <text:p/>
        </draw:rect>
        <draw:path draw:style-name="gr1" draw:text-style-name="P1" draw:layer="layout" svg:width="-1.249cm" svg:height="-0.624cm" svg:x="17cm" svg:y="11cm" svg:viewBox="0 0 -1250 -625" svg:d="m0-21375c0-345 280-625 625-625s625 280 625 625">
          <text:p/>
        </draw:path>
        <draw:path draw:style-name="gr1" draw:text-style-name="P1" draw:layer="layout" svg:width="-0.749cm" svg:height="-0.374cm" svg:x="16.75cm" svg:y="10.75cm" svg:viewBox="0 0 -750 -375" svg:d="m0-21125c0-207 168-375 375-375s375 168 375 375">
          <text:p/>
        </draw:path>
        <draw:path draw:style-name="gr1" draw:text-style-name="P1" draw:layer="layout" svg:width="-1.249cm" svg:height="-0.624cm" svg:x="17cm" svg:y="10.125cm" svg:viewBox="0 0 -1250 -625" svg:d="m0-19625c0-345 280-625 625-625s625 280 625 625">
          <text:p/>
        </draw:path>
        <draw:path draw:style-name="gr1" draw:text-style-name="P1" draw:layer="layout" svg:width="-0.749cm" svg:height="-0.374cm" svg:x="16.75cm" svg:y="9.875cm" svg:viewBox="0 0 -750 -375" svg:d="m0-19375c0-207 168-375 375-375s375 168 375 375">
          <text:p/>
        </draw:path>
        <draw:line draw:style-name="gr1" draw:text-style-name="P1" draw:layer="layout" svg:x1="15.75cm" svg:y1="10.375cm" svg:x2="16cm" svg:y2="10.375cm">
          <text:p/>
        </draw:line>
        <draw:rect draw:style-name="gr1" draw:text-style-name="P1" draw:layer="layout" svg:width="-0.25cm" svg:height="-0.125cm" svg:x="16cm" svg:y="9.5cm">
          <text:p/>
        </draw:rect>
        <draw:path draw:style-name="gr1" draw:text-style-name="P1" draw:layer="layout" svg:width="-1.249cm" svg:height="-0.624cm" svg:x="3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2.75cm" svg:y="13.25cm" svg:viewBox="0 0 -750 -375" svg:d="m750-26125c0-207-168-375-375-375s-375 168-375 375">
          <text:p/>
        </draw:path>
        <draw:rect draw:style-name="gr1" draw:text-style-name="P1" draw:layer="layout" svg:width="0.25cm" svg:height="1cm" svg:x="1.75cm" svg:y="11.875cm">
          <text:p/>
        </draw:rect>
        <draw:rect draw:style-name="gr1" draw:text-style-name="P1" draw:layer="layout" svg:width="0.25cm" svg:height="1cm" svg:x="2.75cm" svg:y="11.875cm">
          <text:p/>
        </draw:rect>
        <draw:path draw:style-name="gr1" draw:text-style-name="P1" draw:layer="layout" svg:width="1.249cm" svg:height="0.624cm" svg:x="1.75cm" svg:y="11.25cm" svg:viewBox="0 0 1250 625" svg:d="m0 625c0-345 280-625 625-625s625 280 625 625">
          <text:p/>
        </draw:path>
        <draw:path draw:style-name="gr1" draw:text-style-name="P1" draw:layer="layout" svg:width="0.749cm" svg:height="0.374cm" svg:x="2cm" svg:y="11.5cm" svg:viewBox="0 0 750 375" svg:d="m0 375c0-207 168-375 375-375s375 168 375 375">
          <text:p/>
        </draw:path>
        <draw:path draw:style-name="gr1" draw:text-style-name="P1" draw:layer="layout" svg:width="-1.249cm" svg:height="-0.624cm" svg:x="4.7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4.5cm" svg:y="13.25cm" svg:viewBox="0 0 -750 -375" svg:d="m750-26125c0-207-168-375-375-375s-375 168-375 375">
          <text:p/>
        </draw:path>
        <draw:rect draw:style-name="gr1" draw:text-style-name="P1" draw:layer="layout" svg:width="0.25cm" svg:height="1.5cm" svg:x="4.5cm" svg:y="12cm">
          <text:p/>
        </draw:rect>
        <draw:path draw:style-name="gr1" draw:text-style-name="P1" draw:layer="layout" svg:width="1.249cm" svg:height="0.624cm" svg:x="3.5cm" svg:y="12cm" svg:viewBox="0 0 1250 625" svg:d="m0 625c0-345 280-625 625-625s625 280 625 625">
          <text:p/>
        </draw:path>
        <draw:path draw:style-name="gr1" draw:text-style-name="P1" draw:layer="layout" svg:width="0.749cm" svg:height="0.374cm" svg:x="3.75cm" svg:y="12.25cm" svg:viewBox="0 0 750 375" svg:d="m0 375c0-207 168-375 375-375s375 168 375 375">
          <text:p/>
        </draw:path>
        <draw:path draw:style-name="gr1" draw:text-style-name="P1" draw:layer="layout" svg:width="-1.249cm" svg:height="-0.624cm" svg:x="6.25cm" svg:y="13.5cm" svg:viewBox="0 0 -1250 -625" svg:d="m0-26375c0-345 280-625 625-625s625 280 625 625">
          <text:p/>
        </draw:path>
        <draw:path draw:style-name="gr1" draw:text-style-name="P1" draw:layer="layout" svg:width="-0.749cm" svg:height="-0.374cm" svg:x="6cm" svg:y="13.25cm" svg:viewBox="0 0 -750 -375" svg:d="m0-26125c0-207 168-375 375-375s375 168 375 375">
          <text:p/>
        </draw:path>
        <draw:rect draw:style-name="gr1" draw:text-style-name="P1" draw:layer="layout" svg:width="0.25cm" svg:height="2.25cm" svg:x="5cm" svg:y="11.25cm">
          <text:p/>
        </draw:rect>
        <draw:path draw:style-name="gr1" draw:text-style-name="P1" draw:layer="layout" svg:width="1.249cm" svg:height="0.624cm" svg:x="5cm" svg:y="12cm" svg:viewBox="0 0 1250 625" svg:d="m1250 625c0-345-280-625-625-625s-625 280-625 625">
          <text:p/>
        </draw:path>
        <draw:path draw:style-name="gr1" draw:text-style-name="P1" draw:layer="layout" svg:width="0.749cm" svg:height="0.374cm" svg:x="5.25cm" svg:y="12.25cm" svg:viewBox="0 0 750 375" svg:d="m750 375c0-207-168-375-375-375s-375 168-375 375">
          <text:p/>
        </draw:path>
        <draw:rect draw:style-name="gr1" draw:text-style-name="P1" draw:layer="layout" svg:width="0.25cm" svg:height="0.25cm" svg:x="6cm" svg:y="12.625cm">
          <text:p/>
        </draw:rect>
        <draw:path draw:style-name="gr1" draw:text-style-name="P1" draw:layer="layout" svg:width="-1.249cm" svg:height="-0.624cm" svg:x="7.7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7.5cm" svg:y="13.25cm" svg:viewBox="0 0 -750 -375" svg:d="m750-26125c0-207-168-375-375-375s-375 168-375 375">
          <text:p/>
        </draw:path>
        <draw:path draw:style-name="gr1" draw:text-style-name="P1" draw:layer="layout" svg:width="1.249cm" svg:height="0.624cm" svg:x="6.5cm" svg:y="12cm" svg:viewBox="0 0 1250 625" svg:d="m0 625c0-345 280-625 625-625s625 280 625 625">
          <text:p/>
        </draw:path>
        <draw:path draw:style-name="gr1" draw:text-style-name="P1" draw:layer="layout" svg:width="0.749cm" svg:height="0.374cm" svg:x="6.75cm" svg:y="12.25cm" svg:viewBox="0 0 750 375" svg:d="m0 375c0-207 168-375 375-375s375 168 375 375">
          <text:p/>
        </draw:path>
        <draw:rect draw:style-name="gr1" draw:text-style-name="P1" draw:layer="layout" svg:width="0.25cm" svg:height="0.25cm" svg:x="6.5cm" svg:y="12.625cm">
          <text:p/>
        </draw:rect>
        <draw:line draw:style-name="gr3" draw:text-style-name="P1" draw:layer="layout" svg:x1="7.5cm" svg:y1="12.625cm" svg:x2="7.75cm" svg:y2="12.625cm">
          <text:p/>
        </draw:line>
        <draw:line draw:style-name="gr3" draw:text-style-name="P1" draw:layer="layout" svg:x1="7.5cm" svg:y1="12.875cm" svg:x2="7.75cm" svg:y2="12.875cm">
          <text:p/>
        </draw:line>
        <draw:path draw:style-name="gr1" draw:text-style-name="P1" draw:layer="layout" svg:width="-1.249cm" svg:height="-0.624cm" svg:x="9.2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9cm" svg:y="13.25cm" svg:viewBox="0 0 -750 -375" svg:d="m750-26125c0-207-168-375-375-375s-375 168-375 375">
          <text:p/>
        </draw:path>
        <draw:rect draw:style-name="gr1" draw:text-style-name="P1" draw:layer="layout" svg:width="0.25cm" svg:height="2.25cm" svg:x="9cm" svg:y="11.25cm">
          <text:p/>
        </draw:rect>
        <draw:path draw:style-name="gr1" draw:text-style-name="P1" draw:layer="layout" svg:width="1.249cm" svg:height="0.624cm" svg:x="8cm" svg:y="12cm" svg:viewBox="0 0 1250 625" svg:d="m0 625c0-345 280-625 625-625s625 280 625 625">
          <text:p/>
        </draw:path>
        <draw:path draw:style-name="gr1" draw:text-style-name="P1" draw:layer="layout" svg:width="0.749cm" svg:height="0.374cm" svg:x="8.25cm" svg:y="12.25cm" svg:viewBox="0 0 750 375" svg:d="m0 375c0-207 168-375 375-375s375 168 375 375">
          <text:p/>
        </draw:path>
        <draw:rect draw:style-name="gr1" draw:text-style-name="P1" draw:layer="layout" svg:width="0.25cm" svg:height="0.25cm" svg:x="8cm" svg:y="12.625cm">
          <text:p/>
        </draw:rect>
        <draw:path draw:style-name="gr1" draw:text-style-name="P1" draw:layer="layout" svg:width="-0.624cm" svg:height="-0.624cm" svg:x="10.125cm" svg:y="13.5cm" svg:viewBox="0 0 -625 -625" svg:d="m625-26375c0-345-280-625-625-625">
          <text:p/>
        </draw:path>
        <draw:path draw:style-name="gr1" draw:text-style-name="P1" draw:layer="layout" svg:width="-0.374cm" svg:height="-0.374cm" svg:x="10.125cm" svg:y="13.25cm" svg:viewBox="0 0 -375 -375" svg:d="m375-26125c0-207-168-375-375-375">
          <text:p/>
        </draw:path>
        <draw:path draw:style-name="gr1" draw:text-style-name="P1" draw:layer="layout" svg:width="1.249cm" svg:height="0.624cm" svg:x="9.5cm" svg:y="12cm" svg:viewBox="0 0 1250 625" svg:d="m0 625c0-345 280-625 625-625s625 280 625 625">
          <text:p/>
        </draw:path>
        <draw:path draw:style-name="gr1" draw:text-style-name="P1" draw:layer="layout" svg:width="0.749cm" svg:height="0.374cm" svg:x="9.75cm" svg:y="12.25cm" svg:viewBox="0 0 750 375" svg:d="m0 375c0-207 168-375 375-375s375 168 375 375">
          <text:p/>
        </draw:path>
        <draw:rect draw:style-name="gr1" draw:text-style-name="P1" draw:layer="layout" svg:width="1.25cm" svg:height="0.25cm" svg:x="9.5cm" svg:y="12.625cm">
          <text:p/>
        </draw:rect>
        <draw:line draw:style-name="gr3" draw:text-style-name="P1" draw:layer="layout" svg:x1="10.5cm" svg:y1="12.625cm" svg:x2="10.75cm" svg:y2="12.625cm">
          <text:p/>
        </draw:line>
        <draw:line draw:style-name="gr3" draw:text-style-name="P1" draw:layer="layout" svg:x1="10.5cm" svg:y1="12.875cm" svg:x2="10.75cm" svg:y2="12.875cm">
          <text:p/>
        </draw:line>
        <draw:rect draw:style-name="gr1" draw:text-style-name="P1" draw:layer="layout" svg:width="0.625cm" svg:height="0.25cm" svg:x="10.125cm" svg:y="13.25cm">
          <text:p/>
        </draw:rect>
        <draw:rect draw:style-name="gr1" draw:text-style-name="P1" draw:layer="layout" svg:width="0.25cm" svg:height="1.625cm" svg:x="11cm" svg:y="11.875cm">
          <text:p/>
        </draw:rect>
        <draw:path draw:style-name="gr1" draw:text-style-name="P1" draw:layer="layout" svg:width="0.624cm" svg:height="0.624cm" svg:x="11cm" svg:y="11.25cm" svg:viewBox="0 0 625 625" svg:d="m0 625c0-345 280-625 625-625">
          <text:p/>
        </draw:path>
        <draw:path draw:style-name="gr1" draw:text-style-name="P1" draw:layer="layout" svg:width="0.374cm" svg:height="0.374cm" svg:x="11.25cm" svg:y="11.5cm" svg:viewBox="0 0 375 375" svg:d="m0 375c0-207 168-375 375-375">
          <text:p/>
        </draw:path>
        <draw:rect draw:style-name="gr1" draw:text-style-name="P1" draw:layer="layout" svg:width="0.25cm" svg:height="0.25cm" svg:x="11.625cm" svg:y="11.25cm">
          <text:p/>
        </draw:rect>
        <draw:rect draw:style-name="gr1" draw:text-style-name="P1" draw:layer="layout" svg:width="0.5cm" svg:height="0.25cm" svg:x="11.25cm" svg:y="12.375cm">
          <text:p/>
        </draw:rect>
        <draw:path draw:style-name="gr1" draw:text-style-name="P1" draw:layer="layout" svg:width="1.249cm" svg:height="0.624cm" svg:x="12cm" svg:y="12cm" svg:viewBox="0 0 1250 625" svg:d="m0 625c0-345 280-625 625-625s625 280 625 625">
          <text:p/>
        </draw:path>
        <draw:path draw:style-name="gr1" draw:text-style-name="P1" draw:layer="layout" svg:width="0.749cm" svg:height="0.374cm" svg:x="12.25cm" svg:y="12.25cm" svg:viewBox="0 0 750 375" svg:d="m0 375c0-207 168-375 375-375s375 168 375 375">
          <text:p/>
        </draw:path>
        <draw:rect draw:style-name="gr1" draw:text-style-name="P1" draw:layer="layout" svg:width="0.25cm" svg:height="1.75cm" draw:transform="rotate (3.1415926535892) translate (13.25cm 13.75cm)">
          <text:p/>
        </draw:rect>
        <draw:path draw:style-name="gr1" draw:text-style-name="P1" draw:layer="layout" svg:width="-1.249cm" svg:height="-0.624cm" svg:x="13.2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13cm" svg:y="13.25cm" svg:viewBox="0 0 -750 -375" svg:d="m750-26125c0-207-168-375-375-375s-375 168-375 375">
          <text:p/>
        </draw:path>
        <draw:rect draw:style-name="gr1" draw:text-style-name="P1" draw:layer="layout" svg:width="-0.25cm" svg:height="-0.25cm" svg:x="12.25cm" svg:y="12.875cm">
          <text:p/>
        </draw:rect>
        <draw:path draw:style-name="gr1" draw:text-style-name="P1" draw:layer="layout" svg:width="-1.249cm" svg:height="-0.624cm" svg:x="13.25cm" svg:y="14.375cm" svg:viewBox="0 0 -1250 -625" svg:d="m1250-28125c0-345-280-625-625-625s-625 280-625 625">
          <text:p/>
        </draw:path>
        <draw:path draw:style-name="gr1" draw:text-style-name="P1" draw:layer="layout" svg:width="-0.749cm" svg:height="-0.374cm" svg:x="13cm" svg:y="14.125cm" svg:viewBox="0 0 -750 -375" svg:d="m750-27875c0-207-168-375-375-375s-375 168-375 375">
          <text:p/>
        </draw:path>
        <draw:line draw:style-name="gr3" draw:text-style-name="P1" draw:layer="layout" svg:x1="12cm" svg:y1="13.75cm" svg:x2="12.25cm" svg:y2="13.75cm">
          <text:p/>
        </draw:line>
        <draw:rect draw:style-name="gr1" draw:text-style-name="P1" draw:layer="layout" svg:width="0.25cm" svg:height="0.25cm" svg:x="3.5cm" svg:y="12.625cm">
          <text:p/>
        </draw:rect>
        <draw:rect draw:style-name="gr1" draw:text-style-name="P1" draw:layer="layout" svg:width="0.25cm" svg:height="2.25cm" svg:x="13.5cm" svg:y="11.25cm">
          <text:p/>
        </draw:rect>
        <draw:path draw:style-name="gr1" draw:text-style-name="P1" draw:layer="layout" svg:width="1.249cm" svg:height="0.624cm" svg:x="13.5cm" svg:y="12cm" svg:viewBox="0 0 1250 625" svg:d="m1250 625c0-345-280-625-625-625s-625 280-625 625">
          <text:p/>
        </draw:path>
        <draw:path draw:style-name="gr1" draw:text-style-name="P1" draw:layer="layout" svg:width="0.749cm" svg:height="0.374cm" svg:x="13.75cm" svg:y="12.25cm" svg:viewBox="0 0 750 375" svg:d="m750 375c0-207-168-375-375-375s-375 168-375 375">
          <text:p/>
        </draw:path>
        <draw:rect draw:style-name="gr1" draw:text-style-name="P1" draw:layer="layout" svg:width="0.25cm" svg:height="0.875cm" svg:x="14.5cm" svg:y="12.625cm">
          <text:p/>
        </draw:rect>
        <draw:rect draw:style-name="gr1" draw:text-style-name="P1" draw:layer="layout" svg:width="0.25cm" svg:height="1.5cm" svg:x="15cm" svg:y="12cm">
          <text:p/>
        </draw:rect>
        <draw:rect draw:style-name="gr1" draw:text-style-name="P1" draw:layer="layout" svg:width="0.25cm" svg:height="1.75cm" draw:transform="rotate (3.1415926535892) translate (15.75cm 13.75cm)">
          <text:p/>
        </draw:rect>
        <draw:path draw:style-name="gr1" draw:text-style-name="P1" draw:layer="layout" svg:width="-0.624cm" svg:height="-0.624cm" svg:x="15.75cm" svg:y="14.375cm" svg:viewBox="0 0 -625 -625" svg:d="m625-28750c-345 0-625 280-625 625">
          <text:p/>
        </draw:path>
        <draw:path draw:style-name="gr1" draw:text-style-name="P1" draw:layer="layout" svg:width="-0.374cm" svg:height="-0.374cm" svg:x="15.5cm" svg:y="14.125cm" svg:viewBox="0 0 -375 -375" svg:d="m375-28250c-207 0-375 168-375 375">
          <text:p/>
        </draw:path>
        <draw:line draw:style-name="gr3" draw:text-style-name="P1" draw:layer="layout" svg:x1="15.125cm" svg:y1="14.375cm" svg:x2="15.125cm" svg:y2="14.125cm">
          <text:p/>
        </draw:line>
        <draw:rect draw:style-name="gr1" draw:text-style-name="P1" draw:layer="layout" svg:width="0.25cm" svg:height="2.25cm" svg:x="16cm" svg:y="11.25cm">
          <text:p/>
        </draw:rect>
        <draw:line draw:style-name="gr1" draw:text-style-name="P1" draw:layer="layout" svg:x1="16.25cm" svg:y1="13.5cm" svg:x2="17cm" svg:y2="12cm">
          <text:p/>
        </draw:line>
        <draw:line draw:style-name="gr1" draw:text-style-name="P1" draw:layer="layout" svg:x1="16cm" svg:y1="13.5cm" svg:x2="16.75cm" svg:y2="12cm">
          <text:p/>
        </draw:line>
        <draw:line draw:style-name="gr1" draw:text-style-name="P1" draw:layer="layout" svg:x1="16.625cm" svg:y1="12.5cm" svg:x2="17.125cm" svg:y2="13.5cm">
          <text:p/>
        </draw:line>
        <draw:line draw:style-name="gr1" draw:text-style-name="P1" draw:layer="layout" svg:x1="16.5cm" svg:y1="12.75cm" svg:x2="16.875cm" svg:y2="13.5cm">
          <text:p/>
        </draw:line>
        <draw:line draw:style-name="gr3" draw:text-style-name="P1" draw:layer="layout" svg:x1="16.875cm" svg:y1="13.5cm" svg:x2="17.125cm" svg:y2="13.5cm">
          <text:p/>
        </draw:line>
        <draw:line draw:style-name="gr3" draw:text-style-name="P1" draw:layer="layout" svg:x1="16.75cm" svg:y1="12cm" svg:x2="17cm" svg:y2="12cm">
          <text:p/>
        </draw:line>
        <draw:rect draw:style-name="gr1" draw:text-style-name="P1" draw:layer="layout" svg:width="0.25cm" svg:height="2.25cm" svg:x="17.25cm" svg:y="11.25cm">
          <text:p/>
        </draw:rect>
        <draw:rect draw:style-name="gr1" draw:text-style-name="P1" draw:layer="layout" svg:width="0.25cm" svg:height="1.5cm" svg:x="17.75cm" svg:y="12cm">
          <text:p/>
        </draw:rect>
        <draw:path draw:style-name="gr1" draw:text-style-name="P1" draw:layer="layout" svg:width="1.249cm" svg:height="0.624cm" svg:x="17.75cm" svg:y="12cm" svg:viewBox="0 0 1250 625" svg:d="m1250 625c0-345-280-625-625-625s-625 280-625 625">
          <text:p/>
        </draw:path>
        <draw:path draw:style-name="gr1" draw:text-style-name="P1" draw:layer="layout" svg:width="0.749cm" svg:height="0.374cm" svg:x="18cm" svg:y="12.25cm" svg:viewBox="0 0 750 375" svg:d="m750 375c0-207-168-375-375-375s-375 168-375 375">
          <text:p/>
        </draw:path>
        <draw:rect draw:style-name="gr1" draw:text-style-name="P1" draw:layer="layout" svg:width="0.25cm" svg:height="0.875cm" svg:x="18.75cm" svg:y="12.625cm">
          <text:p/>
        </draw:rect>
        <draw:path draw:style-name="gr1" draw:text-style-name="P1" draw:layer="layout" svg:width="1.249cm" svg:height="0.624cm" svg:x="18.75cm" svg:y="12cm" svg:viewBox="0 0 1250 625" svg:d="m1250 625c0-345-280-625-625-625s-625 280-625 625">
          <text:p/>
        </draw:path>
        <draw:path draw:style-name="gr1" draw:text-style-name="P1" draw:layer="layout" svg:width="0.749cm" svg:height="0.374cm" svg:x="19cm" svg:y="12.25cm" svg:viewBox="0 0 750 375" svg:d="m750 375c0-207-168-375-375-375s-375 168-375 375">
          <text:p/>
        </draw:path>
        <draw:rect draw:style-name="gr1" draw:text-style-name="P1" draw:layer="layout" svg:width="0.25cm" svg:height="0.875cm" svg:x="19.75cm" svg:y="12.625cm">
          <text:p/>
        </draw:rect>
        <draw:path draw:style-name="gr1" draw:text-style-name="P1" draw:layer="layout" svg:width="-1.249cm" svg:height="-0.624cm" svg:x="3cm" svg:y="17cm" svg:viewBox="0 0 -1250 -625" svg:d="m1250-33375c0-345-280-625-625-625s-625 280-625 625">
          <text:p/>
        </draw:path>
        <draw:path draw:style-name="gr1" draw:text-style-name="P1" draw:layer="layout" svg:width="-0.749cm" svg:height="-0.374cm" svg:x="2.75cm" svg:y="16.75cm" svg:viewBox="0 0 -750 -375" svg:d="m750-33125c0-207-168-375-375-375s-375 168-375 375">
          <text:p/>
        </draw:path>
        <draw:rect draw:style-name="gr1" draw:text-style-name="P1" draw:layer="layout" svg:width="0.25cm" svg:height="1cm" svg:x="1.75cm" svg:y="15.375cm">
          <text:p/>
        </draw:rect>
        <draw:rect draw:style-name="gr1" draw:text-style-name="P1" draw:layer="layout" svg:width="0.25cm" svg:height="1cm" svg:x="2.75cm" svg:y="15.375cm">
          <text:p/>
        </draw:rect>
        <draw:path draw:style-name="gr1" draw:text-style-name="P1" draw:layer="layout" svg:width="1.249cm" svg:height="0.624cm" svg:x="1.75cm" svg:y="14.75cm" svg:viewBox="0 0 1250 625" svg:d="m0 625c0-345 280-625 625-625s625 280 625 625">
          <text:p/>
        </draw:path>
        <draw:path draw:style-name="gr1" draw:text-style-name="P1" draw:layer="layout" svg:width="0.749cm" svg:height="0.374cm" svg:x="2cm" svg:y="15cm" svg:viewBox="0 0 750 375" svg:d="m0 375c0-207 168-375 375-375s375 168 375 375">
          <text:p/>
        </draw:path>
        <draw:rect draw:style-name="gr1" draw:text-style-name="P1" draw:layer="layout" svg:width="0.25cm" svg:height="1.5cm" svg:x="3.5cm" svg:y="15.5cm">
          <text:p/>
        </draw:rect>
        <draw:path draw:style-name="gr1" draw:text-style-name="P1" draw:layer="layout" svg:width="1.249cm" svg:height="0.624cm" svg:x="3.5cm" svg:y="15.5cm" svg:viewBox="0 0 1250 625" svg:d="m1250 625c0-345-280-625-625-625s-625 280-625 625">
          <text:p/>
        </draw:path>
        <draw:path draw:style-name="gr1" draw:text-style-name="P1" draw:layer="layout" svg:width="0.749cm" svg:height="0.374cm" svg:x="3.75cm" svg:y="15.75cm" svg:viewBox="0 0 750 375" svg:d="m750 375c0-207-168-375-375-375s-375 168-375 375">
          <text:p/>
        </draw:path>
        <draw:rect draw:style-name="gr1" draw:text-style-name="P1" draw:layer="layout" svg:width="0.25cm" svg:height="0.875cm" svg:x="4.5cm" svg:y="16.125cm">
          <text:p/>
        </draw:rect>
        <draw:path draw:style-name="gr1" draw:text-style-name="P1" draw:layer="layout" svg:width="-1.249cm" svg:height="-0.624cm" svg:x="6.25cm" svg:y="17cm" svg:viewBox="0 0 -1250 -625" svg:d="m1250-33375c0-345-280-625-625-625s-625 280-625 625">
          <text:p/>
        </draw:path>
        <draw:path draw:style-name="gr1" draw:text-style-name="P1" draw:layer="layout" svg:width="-0.749cm" svg:height="-0.374cm" svg:x="6cm" svg:y="16.75cm" svg:viewBox="0 0 -750 -375" svg:d="m750-33125c0-207-168-375-375-375s-375 168-375 375">
          <text:p/>
        </draw:path>
        <draw:rect draw:style-name="gr1" draw:text-style-name="P1" draw:layer="layout" svg:width="0.25cm" svg:height="0.25cm" svg:x="5cm" svg:y="16.125cm">
          <text:p/>
        </draw:rect>
        <draw:rect draw:style-name="gr1" draw:text-style-name="P1" draw:layer="layout" svg:width="0.25cm" svg:height="0.25cm" svg:x="6cm" svg:y="16.125cm">
          <text:p/>
        </draw:rect>
        <draw:path draw:style-name="gr1" draw:text-style-name="P1" draw:layer="layout" svg:width="1.249cm" svg:height="0.624cm" svg:x="5cm" svg:y="15.5cm" svg:viewBox="0 0 1250 625" svg:d="m0 625c0-345 280-625 625-625s625 280 625 625">
          <text:p/>
        </draw:path>
        <draw:path draw:style-name="gr1" draw:text-style-name="P1" draw:layer="layout" svg:width="0.749cm" svg:height="0.374cm" svg:x="5.25cm" svg:y="15.75cm" svg:viewBox="0 0 750 375" svg:d="m0 375c0-207 168-375 375-375s375 168 375 375">
          <text:p/>
        </draw:path>
        <draw:path draw:style-name="gr1" draw:text-style-name="P1" draw:layer="layout" svg:width="1.249cm" svg:height="0.624cm" svg:x="6.5cm" svg:y="15.5cm" svg:viewBox="0 0 1250 625" svg:d="m1250 625c0-345-280-625-625-625s-625 280-625 625">
          <text:p/>
        </draw:path>
        <draw:path draw:style-name="gr1" draw:text-style-name="P1" draw:layer="layout" svg:width="0.749cm" svg:height="0.374cm" svg:x="6.75cm" svg:y="15.75cm" svg:viewBox="0 0 750 375" svg:d="m750 375c0-207-168-375-375-375s-375 168-375 375">
          <text:p/>
        </draw:path>
        <draw:rect draw:style-name="gr1" draw:text-style-name="P1" draw:layer="layout" svg:width="0.25cm" svg:height="2.25cm" draw:transform="rotate (3.1415926535892) translate (6.75cm 17.75cm)">
          <text:p/>
        </draw:rect>
        <draw:path draw:style-name="gr1" draw:text-style-name="P1" draw:layer="layout" svg:width="-1.249cm" svg:height="-0.624cm" svg:x="7.75cm" svg:y="17cm" svg:viewBox="0 0 -1250 -625" svg:d="m0-33375c0-345 280-625 625-625s625 280 625 625">
          <text:p/>
        </draw:path>
        <draw:path draw:style-name="gr1" draw:text-style-name="P1" draw:layer="layout" svg:width="-0.749cm" svg:height="-0.374cm" svg:x="7.5cm" svg:y="16.75cm" svg:viewBox="0 0 -750 -375" svg:d="m0-33125c0-207 168-375 375-375s375 168 375 375">
          <text:p/>
        </draw:path>
        <draw:rect draw:style-name="gr1" draw:text-style-name="P1" draw:layer="layout" svg:width="-0.25cm" svg:height="-0.25cm" svg:x="7.75cm" svg:y="16.375cm">
          <text:p/>
        </draw:rect>
        <draw:path draw:style-name="gr1" draw:text-style-name="P1" draw:layer="layout" svg:width="1.249cm" svg:height="0.624cm" svg:x="8cm" svg:y="15.5cm" svg:viewBox="0 0 1250 625" svg:d="m0 625c0-345 280-625 625-625s625 280 625 625">
          <text:p/>
        </draw:path>
        <draw:path draw:style-name="gr1" draw:text-style-name="P1" draw:layer="layout" svg:width="0.749cm" svg:height="0.374cm" svg:x="8.25cm" svg:y="15.75cm" svg:viewBox="0 0 750 375" svg:d="m0 375c0-207 168-375 375-375s375 168 375 375">
          <text:p/>
        </draw:path>
        <draw:rect draw:style-name="gr1" draw:text-style-name="P1" draw:layer="layout" svg:width="0.25cm" svg:height="2.25cm" draw:transform="rotate (3.1415926535892) translate (9.25cm 17.75cm)">
          <text:p/>
        </draw:rect>
        <draw:path draw:style-name="gr1" draw:text-style-name="P1" draw:layer="layout" svg:width="-1.249cm" svg:height="-0.624cm" svg:x="9.25cm" svg:y="17cm" svg:viewBox="0 0 -1250 -625" svg:d="m1250-33375c0-345-280-625-625-625s-625 280-625 625">
          <text:p/>
        </draw:path>
        <draw:path draw:style-name="gr1" draw:text-style-name="P1" draw:layer="layout" svg:width="-0.749cm" svg:height="-0.374cm" svg:x="9cm" svg:y="16.75cm" svg:viewBox="0 0 -750 -375" svg:d="m750-33125c0-207-168-375-375-375s-375 168-375 375">
          <text:p/>
        </draw:path>
        <draw:rect draw:style-name="gr1" draw:text-style-name="P1" draw:layer="layout" svg:width="-0.25cm" svg:height="-0.25cm" svg:x="8.25cm" svg:y="16.375cm">
          <text:p/>
        </draw:rect>
        <draw:rect draw:style-name="gr1" draw:text-style-name="P1" draw:layer="layout" svg:width="0.25cm" svg:height="1.5cm" svg:x="9.5cm" svg:y="15.5cm">
          <text:p/>
        </draw:rect>
        <draw:path draw:style-name="gr1" draw:text-style-name="P1" draw:layer="layout" svg:width="0.624cm" svg:height="0.624cm" svg:x="9.5cm" svg:y="15.5cm" svg:viewBox="0 0 625 625" svg:d="m625 0c-345 0-625 280-625 625">
          <text:p/>
        </draw:path>
        <draw:path draw:style-name="gr1" draw:text-style-name="P1" draw:layer="layout" svg:width="0.374cm" svg:height="0.374cm" svg:x="9.75cm" svg:y="15.75cm" svg:viewBox="0 0 375 375" svg:d="m375 0c-207 0-375 168-375 375">
          <text:p/>
        </draw:path>
        <draw:rect draw:style-name="gr1" draw:text-style-name="P1" draw:layer="layout" svg:width="0.25cm" svg:height="0.25cm" svg:x="10.125cm" svg:y="15.5cm">
          <text:p/>
        </draw:rect>
        <draw:path draw:style-name="gr1" draw:text-style-name="P1" draw:layer="layout" svg:width="-0.624cm" svg:height="-0.624cm" svg:x="12cm" svg:y="17cm" svg:viewBox="0 0 -625 -625" svg:d="m625-34000c-345 0-625 280-625 625">
          <text:p/>
        </draw:path>
        <draw:path draw:style-name="gr1" draw:text-style-name="P1" draw:layer="layout" svg:width="-0.374cm" svg:height="-0.374cm" svg:x="11.75cm" svg:y="16.75cm" svg:viewBox="0 0 -375 -375" svg:d="m375-33500c-207 0-375 168-375 375">
          <text:p/>
        </draw:path>
        <draw:path draw:style-name="gr1" draw:text-style-name="P1" draw:layer="layout" svg:width="0.624cm" svg:height="0.624cm" svg:x="10.75cm" svg:y="15.5cm" svg:viewBox="0 0 625 625" svg:d="m0 625c0-345 280-625 625-625">
          <text:p/>
        </draw:path>
        <draw:path draw:style-name="gr1" draw:text-style-name="P1" draw:layer="layout" svg:width="0.374cm" svg:height="0.374cm" svg:x="11cm" svg:y="15.75cm" svg:viewBox="0 0 375 375" svg:d="m0 375c0-207 168-375 375-375">
          <text:p/>
        </draw:path>
        <draw:rect draw:style-name="gr1" draw:text-style-name="P1" draw:layer="layout" svg:width="1.25cm" svg:height="0.25cm" svg:x="10.75cm" svg:y="16.125cm">
          <text:p/>
        </draw:rect>
        <draw:line draw:style-name="gr3" draw:text-style-name="P1" draw:layer="layout" svg:x1="11.75cm" svg:y1="16.125cm" svg:x2="12cm" svg:y2="16.125cm">
          <text:p/>
        </draw:line>
        <draw:line draw:style-name="gr3" draw:text-style-name="P1" draw:layer="layout" svg:x1="11.75cm" svg:y1="16.375cm" svg:x2="12cm" svg:y2="16.375cm">
          <text:p/>
        </draw:line>
        <draw:rect draw:style-name="gr1" draw:text-style-name="P1" draw:layer="layout" svg:width="0.625cm" svg:height="0.25cm" svg:x="11.375cm" svg:y="15.5cm">
          <text:p/>
        </draw:rect>
        <draw:rect draw:style-name="gr1" draw:text-style-name="P1" draw:layer="layout" svg:width="0.625cm" svg:height="0.25cm" svg:x="10.75cm" svg:y="16.75cm">
          <text:p/>
        </draw:rect>
        <draw:rect draw:style-name="gr1" draw:text-style-name="P1" draw:layer="layout" svg:width="-0.25cm" svg:height="-1.625cm" svg:x="12.5cm" svg:y="16.375cm">
          <text:p/>
        </draw:rect>
        <draw:path draw:style-name="gr1" draw:text-style-name="P1" draw:layer="layout" svg:width="-0.624cm" svg:height="-0.624cm" svg:x="12.875cm" svg:y="17cm" svg:viewBox="0 0 -625 -625" svg:d="m625-33375c0-345-280-625-625-625">
          <text:p/>
        </draw:path>
        <draw:path draw:style-name="gr1" draw:text-style-name="P1" draw:layer="layout" svg:width="-0.374cm" svg:height="-0.374cm" svg:x="12.875cm" svg:y="16.75cm" svg:viewBox="0 0 -375 -375" svg:d="m375-33125c0-207-168-375-375-375">
          <text:p/>
        </draw:path>
        <draw:rect draw:style-name="gr1" draw:text-style-name="P1" draw:layer="layout" svg:width="-0.25cm" svg:height="-0.25cm" svg:x="13.125cm" svg:y="17cm">
          <text:p/>
        </draw:rect>
        <draw:rect draw:style-name="gr1" draw:text-style-name="P1" draw:layer="layout" svg:width="-0.5cm" svg:height="-0.25cm" svg:x="13cm" svg:y="15.75cm">
          <text:p/>
        </draw:rect>
        <draw:path draw:style-name="gr1" draw:text-style-name="P1" draw:layer="layout" svg:width="-1.249cm" svg:height="-0.624cm" svg:x="14.5cm" svg:y="17cm" svg:viewBox="0 0 -1250 -625" svg:d="m1250-33375c0-345-280-625-625-625s-625 280-625 625">
          <text:p/>
        </draw:path>
        <draw:path draw:style-name="gr1" draw:text-style-name="P1" draw:layer="layout" svg:width="-0.749cm" svg:height="-0.374cm" svg:x="14.25cm" svg:y="16.75cm" svg:viewBox="0 0 -750 -375" svg:d="m750-33125c0-207-168-375-375-375s-375 168-375 375">
          <text:p/>
        </draw:path>
        <draw:rect draw:style-name="gr1" draw:text-style-name="P1" draw:layer="layout" svg:width="0.25cm" svg:height="0.875cm" svg:x="13.25cm" svg:y="15.5cm">
          <text:p/>
        </draw:rect>
        <draw:rect draw:style-name="gr1" draw:text-style-name="P1" draw:layer="layout" svg:width="0.25cm" svg:height="0.875cm" svg:x="14.25cm" svg:y="15.5cm">
          <text:p/>
        </draw:rect>
        <draw:line draw:style-name="gr1" draw:text-style-name="P1" draw:layer="layout" svg:x1="15.625cm" svg:y1="17cm" svg:x2="16.25cm" svg:y2="15.5cm">
          <text:p/>
        </draw:line>
        <draw:line draw:style-name="gr1" draw:text-style-name="P1" draw:layer="layout" svg:x1="15.375cm" svg:y1="17cm" svg:x2="16cm" svg:y2="15.5cm">
          <text:p/>
        </draw:line>
        <draw:line draw:style-name="gr3" draw:text-style-name="P1" draw:layer="layout" svg:x1="16cm" svg:y1="15.5cm" svg:x2="16.25cm" svg:y2="15.5cm">
          <text:p/>
        </draw:line>
        <draw:line draw:style-name="gr1" draw:text-style-name="P1" draw:layer="layout" svg:x1="15.375cm" svg:y1="17cm" svg:x2="14.75cm" svg:y2="15.5cm">
          <text:p/>
        </draw:line>
        <draw:line draw:style-name="gr1" draw:text-style-name="P1" draw:layer="layout" svg:x1="15.625cm" svg:y1="17cm" svg:x2="15cm" svg:y2="15.5cm">
          <text:p/>
        </draw:line>
        <draw:line draw:style-name="gr3" draw:text-style-name="P1" draw:layer="layout" svg:x1="15cm" svg:y1="15.5cm" svg:x2="14.75cm" svg:y2="15.5cm">
          <text:p/>
        </draw:line>
        <draw:line draw:style-name="gr3" draw:text-style-name="P1" draw:layer="layout" svg:x1="15.375cm" svg:y1="17cm" svg:x2="15.625cm" svg:y2="17cm">
          <text:p/>
        </draw:line>
        <draw:line draw:style-name="gr1" draw:text-style-name="P1" draw:layer="layout" svg:x1="17.375cm" svg:y1="17cm" svg:x2="18cm" svg:y2="15.5cm">
          <text:p/>
        </draw:line>
        <draw:line draw:style-name="gr1" draw:text-style-name="P1" draw:layer="layout" svg:x1="17.125cm" svg:y1="17cm" svg:x2="17.75cm" svg:y2="15.5cm">
          <text:p/>
        </draw:line>
        <draw:line draw:style-name="gr3" draw:text-style-name="P1" draw:layer="layout" svg:x1="17.75cm" svg:y1="15.5cm" svg:x2="18cm" svg:y2="15.5cm">
          <text:p/>
        </draw:line>
        <draw:line draw:style-name="gr1" draw:text-style-name="P1" draw:layer="layout" svg:x1="17.125cm" svg:y1="17cm" svg:x2="16.5cm" svg:y2="15.5cm">
          <text:p/>
        </draw:line>
        <draw:line draw:style-name="gr1" draw:text-style-name="P1" draw:layer="layout" svg:x1="17.375cm" svg:y1="17cm" svg:x2="16.75cm" svg:y2="15.5cm">
          <text:p/>
        </draw:line>
        <draw:line draw:style-name="gr3" draw:text-style-name="P1" draw:layer="layout" svg:x1="16.75cm" svg:y1="15.5cm" svg:x2="16.5cm" svg:y2="15.5cm">
          <text:p/>
        </draw:line>
        <draw:line draw:style-name="gr3" draw:text-style-name="P1" draw:layer="layout" svg:x1="17.125cm" svg:y1="17cm" svg:x2="17.375cm" svg:y2="17cm">
          <text:p/>
        </draw:line>
        <draw:line draw:style-name="gr1" draw:text-style-name="P1" draw:layer="layout" svg:x1="18cm" svg:y1="17cm" svg:x2="18.625cm" svg:y2="15.5cm">
          <text:p/>
        </draw:line>
        <draw:line draw:style-name="gr1" draw:text-style-name="P1" draw:layer="layout" svg:x1="17.75cm" svg:y1="17cm" svg:x2="18.375cm" svg:y2="15.5cm">
          <text:p/>
        </draw:line>
        <draw:line draw:style-name="gr3" draw:text-style-name="P1" draw:layer="layout" svg:x1="18.375cm" svg:y1="15.5cm" svg:x2="18.625cm" svg:y2="15.5cm">
          <text:p/>
        </draw:line>
        <draw:line draw:style-name="gr1" draw:text-style-name="P1" draw:layer="layout" svg:x1="17.75cm" svg:y1="17cm" svg:x2="17.125cm" svg:y2="15.5cm">
          <text:p/>
        </draw:line>
        <draw:line draw:style-name="gr1" draw:text-style-name="P1" draw:layer="layout" svg:x1="18cm" svg:y1="17cm" svg:x2="17.375cm" svg:y2="15.5cm">
          <text:p/>
        </draw:line>
        <draw:line draw:style-name="gr3" draw:text-style-name="P1" draw:layer="layout" svg:x1="17.375cm" svg:y1="15.5cm" svg:x2="17.125cm" svg:y2="15.5cm">
          <text:p/>
        </draw:line>
        <draw:line draw:style-name="gr3" draw:text-style-name="P1" draw:layer="layout" svg:x1="17.75cm" svg:y1="17cm" svg:x2="18cm" svg:y2="17cm">
          <text:p/>
        </draw:line>
        <draw:line draw:style-name="gr1" draw:text-style-name="P1" draw:layer="layout" svg:x1="19.25cm" svg:y1="17cm" svg:x2="20cm" svg:y2="15.5cm">
          <text:p/>
        </draw:line>
        <draw:line draw:style-name="gr1" draw:text-style-name="P1" draw:layer="layout" svg:x1="19cm" svg:y1="17cm" svg:x2="19.75cm" svg:y2="15.5cm">
          <text:p/>
        </draw:line>
        <draw:line draw:style-name="gr3" draw:text-style-name="P1" draw:layer="layout" svg:x1="19cm" svg:y1="17cm" svg:x2="19.25cm" svg:y2="17cm">
          <text:p/>
        </draw:line>
        <draw:line draw:style-name="gr3" draw:text-style-name="P1" draw:layer="layout" svg:x1="19.75cm" svg:y1="15.5cm" svg:x2="20cm" svg:y2="15.5cm">
          <text:p/>
        </draw:line>
        <draw:line draw:style-name="gr1" draw:text-style-name="P1" draw:layer="layout" svg:x1="19.75cm" svg:y1="17cm" svg:x2="19cm" svg:y2="15.5cm">
          <text:p/>
        </draw:line>
        <draw:line draw:style-name="gr1" draw:text-style-name="P1" draw:layer="layout" svg:x1="20cm" svg:y1="17cm" svg:x2="19.25cm" svg:y2="15.5cm">
          <text:p/>
        </draw:line>
        <draw:line draw:style-name="gr3" draw:text-style-name="P1" draw:layer="layout" svg:x1="20cm" svg:y1="17cm" svg:x2="19.75cm" svg:y2="17cm">
          <text:p/>
        </draw:line>
        <draw:line draw:style-name="gr3" draw:text-style-name="P1" draw:layer="layout" svg:x1="19.25cm" svg:y1="15.5cm" svg:x2="19cm" svg:y2="15.5cm">
          <text:p/>
        </draw:line>
        <draw:line draw:style-name="gr1" draw:text-style-name="P1" draw:layer="layout" svg:x1="20.625cm" svg:y1="17.625cm" svg:x2="21.5cm" svg:y2="15.5cm">
          <text:p/>
        </draw:line>
        <draw:line draw:style-name="gr1" draw:text-style-name="P1" draw:layer="layout" svg:x1="20.375cm" svg:y1="17.625cm" svg:x2="21.25cm" svg:y2="15.5cm">
          <text:p/>
        </draw:line>
        <draw:line draw:style-name="gr3" draw:text-style-name="P1" draw:layer="layout" svg:x1="21.25cm" svg:y1="15.5cm" svg:x2="21.5cm" svg:y2="15.5cm">
          <text:p/>
        </draw:line>
        <draw:line draw:style-name="gr1" draw:text-style-name="P1" draw:layer="layout" svg:x1="20.875cm" svg:y1="16.75cm" svg:x2="20.25cm" svg:y2="15.5cm">
          <text:p/>
        </draw:line>
        <draw:line draw:style-name="gr1" draw:text-style-name="P1" draw:layer="layout" svg:x1="21cm" svg:y1="16.5cm" svg:x2="20.5cm" svg:y2="15.5cm">
          <text:p/>
        </draw:line>
        <draw:line draw:style-name="gr3" draw:text-style-name="P1" draw:layer="layout" svg:x1="20.5cm" svg:y1="15.5cm" svg:x2="20.25cm" svg:y2="15.5cm">
          <text:p/>
        </draw:line>
        <draw:line draw:style-name="gr3" draw:text-style-name="P1" draw:layer="layout" svg:x1="20.375cm" svg:y1="17.625cm" svg:x2="20.625cm" svg:y2="17.625cm">
          <text:p/>
        </draw:line>
        <draw:line draw:style-name="gr1" draw:text-style-name="P1" draw:layer="layout" svg:x1="22.25cm" svg:y1="17cm" svg:x2="23cm" svg:y2="15.5cm">
          <text:p/>
        </draw:line>
        <draw:line draw:style-name="gr1" draw:text-style-name="P1" draw:layer="layout" svg:x1="22cm" svg:y1="17cm" svg:x2="22.75cm" svg:y2="15.5cm">
          <text:p/>
        </draw:line>
        <draw:line draw:style-name="gr3" draw:text-style-name="P1" draw:layer="layout" svg:x1="22cm" svg:y1="17cm" svg:x2="22.25cm" svg:y2="17cm">
          <text:p/>
        </draw:line>
        <draw:line draw:style-name="gr3" draw:text-style-name="P1" draw:layer="layout" svg:x1="22.75cm" svg:y1="15.5cm" svg:x2="23cm" svg:y2="15.5cm">
          <text:p/>
        </draw:line>
        <draw:line draw:style-name="gr3" draw:text-style-name="P1" draw:layer="layout" svg:x1="23cm" svg:y1="17cm" svg:x2="22.75cm" svg:y2="17cm">
          <text:p/>
        </draw:line>
        <draw:line draw:style-name="gr3" draw:text-style-name="P1" draw:layer="layout" svg:x1="22.25cm" svg:y1="15.5cm" svg:x2="22cm" svg:y2="15.5cm">
          <text:p/>
        </draw:line>
        <draw:rect draw:style-name="gr1" draw:text-style-name="P1" draw:layer="layout" svg:width="-0.75cm" svg:height="-0.25cm" svg:x="22.75cm" svg:y="15.75cm">
          <text:p/>
        </draw:rect>
        <draw:rect draw:style-name="gr1" draw:text-style-name="P1" draw:layer="layout" svg:width="-0.75cm" svg:height="-0.25cm" svg:x="23cm" svg:y="17cm">
          <text:p/>
        </draw:rect>
        <draw:rect draw:style-name="gr1" draw:text-style-name="P1" draw:layer="layout" svg:width="0.25cm" svg:height="0.25cm" svg:x="15cm" svg:y="11.5cm">
          <text:p/>
        </draw:rect>
        <draw:rect draw:style-name="gr1" draw:text-style-name="P1" draw:layer="layout" svg:width="0.25cm" svg:height="0.25cm" svg:x="15.5cm" svg:y="11.5cm">
          <text:p/>
        </draw:rect>
        <draw:path draw:style-name="gr1" draw:text-style-name="P1" draw:layer="layout" svg:width="-1.249cm" svg:height="-0.624cm" svg:x="21.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21.25cm" svg:y="13.25cm" svg:viewBox="0 0 -750 -375" svg:d="m750-26125c0-207-168-375-375-375s-375 168-375 375">
          <text:p/>
        </draw:path>
        <draw:rect draw:style-name="gr1" draw:text-style-name="P1" draw:layer="layout" svg:width="0.25cm" svg:height="1.5cm" svg:x="21.25cm" svg:y="12cm">
          <text:p/>
        </draw:rect>
        <draw:path draw:style-name="gr1" draw:text-style-name="P1" draw:layer="layout" svg:width="1.249cm" svg:height="0.624cm" svg:x="20.25cm" svg:y="12cm" svg:viewBox="0 0 1250 625" svg:d="m0 625c0-345 280-625 625-625s625 280 625 625">
          <text:p/>
        </draw:path>
        <draw:path draw:style-name="gr1" draw:text-style-name="P1" draw:layer="layout" svg:width="0.749cm" svg:height="0.374cm" svg:x="20.5cm" svg:y="12.25cm" svg:viewBox="0 0 750 375" svg:d="m0 375c0-207 168-375 375-375s375 168 375 375">
          <text:p/>
        </draw:path>
        <draw:rect draw:style-name="gr1" draw:text-style-name="P1" draw:layer="layout" svg:width="0.25cm" svg:height="0.25cm" svg:x="20.25cm" svg:y="12.625cm">
          <text:p/>
        </draw:rect>
        <draw:rect draw:style-name="gr1" draw:text-style-name="P1" draw:layer="layout" svg:width="1.25cm" svg:height="0.25cm" svg:x="20.25cm" svg:y="11.625cm">
          <text:p/>
        </draw:rect>
        <draw:path draw:style-name="gr1" draw:text-style-name="P1" draw:layer="layout" svg:width="-0.624cm" svg:height="-0.624cm" svg:x="22.375cm" svg:y="13.5cm" svg:viewBox="0 0 -625 -625" svg:d="m625-26375c0-345-280-625-625-625">
          <text:p/>
        </draw:path>
        <draw:path draw:style-name="gr1" draw:text-style-name="P1" draw:layer="layout" svg:width="-0.374cm" svg:height="-0.374cm" svg:x="22.375cm" svg:y="13.25cm" svg:viewBox="0 0 -375 -375" svg:d="m375-26125c0-207-168-375-375-375">
          <text:p/>
        </draw:path>
        <draw:path draw:style-name="gr1" draw:text-style-name="P1" draw:layer="layout" svg:width="1.249cm" svg:height="0.624cm" svg:x="21.75cm" svg:y="12cm" svg:viewBox="0 0 1250 625" svg:d="m0 625c0-345 280-625 625-625s625 280 625 625">
          <text:p/>
        </draw:path>
        <draw:path draw:style-name="gr1" draw:text-style-name="P1" draw:layer="layout" svg:width="0.749cm" svg:height="0.374cm" svg:x="22cm" svg:y="12.25cm" svg:viewBox="0 0 750 375" svg:d="m0 375c0-207 168-375 375-375s375 168 375 375">
          <text:p/>
        </draw:path>
        <draw:rect draw:style-name="gr1" draw:text-style-name="P1" draw:layer="layout" svg:width="1.25cm" svg:height="0.25cm" svg:x="21.75cm" svg:y="12.625cm">
          <text:p/>
        </draw:rect>
        <draw:line draw:style-name="gr3" draw:text-style-name="P1" draw:layer="layout" svg:x1="22.75cm" svg:y1="12.625cm" svg:x2="23cm" svg:y2="12.625cm">
          <text:p/>
        </draw:line>
        <draw:line draw:style-name="gr3" draw:text-style-name="P1" draw:layer="layout" svg:x1="22.75cm" svg:y1="12.875cm" svg:x2="23cm" svg:y2="12.875cm">
          <text:p/>
        </draw:line>
        <draw:rect draw:style-name="gr1" draw:text-style-name="P1" draw:layer="layout" svg:width="0.625cm" svg:height="0.25cm" svg:x="22.375cm" svg:y="13.25cm">
          <text:p/>
        </draw:rect>
        <draw:rect draw:style-name="gr1" draw:text-style-name="P1" draw:layer="layout" svg:width="1.25cm" svg:height="0.25cm" svg:x="21.75cm" svg:y="11.625cm">
          <text:p/>
        </draw:rect>
        <draw:path draw:style-name="gr1" draw:text-style-name="P1" draw:layer="layout" svg:width="-1.249cm" svg:height="-0.624cm" svg:x="24.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24.25cm" svg:y="13.25cm" svg:viewBox="0 0 -750 -375" svg:d="m750-26125c0-207-168-375-375-375s-375 168-375 375">
          <text:p/>
        </draw:path>
        <draw:rect draw:style-name="gr1" draw:text-style-name="P1" draw:layer="layout" svg:width="0.25cm" svg:height="0.25cm" svg:x="23.25cm" svg:y="12.625cm">
          <text:p/>
        </draw:rect>
        <draw:rect draw:style-name="gr1" draw:text-style-name="P1" draw:layer="layout" svg:width="0.25cm" svg:height="0.25cm" svg:x="24.25cm" svg:y="12.625cm">
          <text:p/>
        </draw:rect>
        <draw:path draw:style-name="gr1" draw:text-style-name="P1" draw:layer="layout" svg:width="1.249cm" svg:height="0.624cm" svg:x="23.25cm" svg:y="12cm" svg:viewBox="0 0 1250 625" svg:d="m0 625c0-345 280-625 625-625s625 280 625 625">
          <text:p/>
        </draw:path>
        <draw:path draw:style-name="gr1" draw:text-style-name="P1" draw:layer="layout" svg:width="0.749cm" svg:height="0.374cm" svg:x="23.5cm" svg:y="12.25cm" svg:viewBox="0 0 750 375" svg:d="m0 375c0-207 168-375 375-375s375 168 375 375">
          <text:p/>
        </draw:path>
        <draw:rect draw:style-name="gr1" draw:text-style-name="P1" draw:layer="layout" svg:width="1.25cm" svg:height="0.25cm" svg:x="23.25cm" svg:y="11.625cm">
          <text:p/>
        </draw:rect>
        <draw:path draw:style-name="gr1" draw:text-style-name="P1" draw:layer="layout" svg:width="-1.249cm" svg:height="-0.624cm" svg:x="26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25.75cm" svg:y="13.25cm" svg:viewBox="0 0 -750 -375" svg:d="m750-26125c0-207-168-375-375-375s-375 168-375 375">
          <text:p/>
        </draw:path>
        <draw:rect draw:style-name="gr1" draw:text-style-name="P1" draw:layer="layout" svg:width="0.25cm" svg:height="0.875cm" svg:x="24.75cm" svg:y="12cm">
          <text:p/>
        </draw:rect>
        <draw:rect draw:style-name="gr1" draw:text-style-name="P1" draw:layer="layout" svg:width="0.25cm" svg:height="0.875cm" svg:x="25.75cm" svg:y="12cm">
          <text:p/>
        </draw:rect>
        <draw:rect draw:style-name="gr1" draw:text-style-name="P1" draw:layer="layout" svg:width="1.25cm" svg:height="0.25cm" svg:x="24.75cm" svg:y="11.625cm">
          <text:p/>
        </draw:rect>
        <draw:path draw:style-name="gr1" draw:text-style-name="P1" draw:layer="layout" svg:width="-1.249cm" svg:height="-0.624cm" svg:x="27.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27.25cm" svg:y="13.25cm" svg:viewBox="0 0 -750 -375" svg:d="m750-26125c0-207-168-375-375-375s-375 168-375 375">
          <text:p/>
        </draw:path>
        <draw:path draw:style-name="gr1" draw:text-style-name="P1" draw:layer="layout" svg:width="1.249cm" svg:height="0.624cm" svg:x="26.25cm" svg:y="12cm" svg:viewBox="0 0 1250 625" svg:d="m0 625c0-345 280-625 625-625s625 280 625 625">
          <text:p/>
        </draw:path>
        <draw:path draw:style-name="gr1" draw:text-style-name="P1" draw:layer="layout" svg:width="0.749cm" svg:height="0.374cm" svg:x="26.5cm" svg:y="12.25cm" svg:viewBox="0 0 750 375" svg:d="m0 375c0-207 168-375 375-375s375 168 375 375">
          <text:p/>
        </draw:path>
        <draw:rect draw:style-name="gr1" draw:text-style-name="P1" draw:layer="layout" svg:width="0.25cm" svg:height="0.25cm" svg:x="26.25cm" svg:y="12.625cm">
          <text:p/>
        </draw:rect>
        <draw:line draw:style-name="gr3" draw:text-style-name="P1" draw:layer="layout" svg:x1="27.25cm" svg:y1="12.625cm" svg:x2="27.5cm" svg:y2="12.625cm">
          <text:p/>
        </draw:line>
        <draw:line draw:style-name="gr3" draw:text-style-name="P1" draw:layer="layout" svg:x1="27.25cm" svg:y1="12.875cm" svg:x2="27.5cm" svg:y2="12.875cm">
          <text:p/>
        </draw:line>
        <draw:path draw:style-name="gr1" draw:text-style-name="P1" draw:layer="layout" svg:width="-0.624cm" svg:height="-0.624cm" svg:x="27cm" svg:y="14.125cm" svg:viewBox="0 0 -625 -625" svg:d="m625-28250c-345 0-625 280-625 625">
          <text:p/>
        </draw:path>
        <draw:path draw:style-name="gr1" draw:text-style-name="P1" draw:layer="layout" svg:width="-0.374cm" svg:height="-0.374cm" svg:x="26.75cm" svg:y="13.875cm" svg:viewBox="0 0 -375 -375" svg:d="m375-27750c-207 0-375 168-375 375">
          <text:p/>
        </draw:path>
        <draw:line draw:style-name="gr3" draw:text-style-name="P1" draw:layer="layout" svg:x1="26.375cm" svg:y1="14.125cm" svg:x2="26.375cm" svg:y2="13.875cm">
          <text:p/>
        </draw:line>
        <draw:path draw:style-name="gr1" draw:text-style-name="P1" draw:layer="layout" svg:width="-0.624cm" svg:height="-0.624cm" svg:x="28.375cm" svg:y="12.375cm" svg:viewBox="0 0 -625 -625" svg:d="m625-24750c-345 0-625 280-625 625">
          <text:p/>
        </draw:path>
        <draw:path draw:style-name="gr1" draw:text-style-name="P1" draw:layer="layout" svg:width="-0.374cm" svg:height="-0.374cm" svg:x="28.125cm" svg:y="12.125cm" svg:viewBox="0 0 -375 -375" svg:d="m375-24250c-207 0-375 168-375 375">
          <text:p/>
        </draw:path>
        <draw:line draw:style-name="gr3" draw:text-style-name="P1" draw:layer="layout" svg:x1="27.75cm" svg:y1="12.375cm" svg:x2="27.75cm" svg:y2="12.125cm">
          <text:p/>
        </draw:line>
        <draw:line draw:style-name="gr3" draw:text-style-name="P1" draw:layer="layout" svg:x1="28.125cm" svg:y1="11.75cm" svg:x2="28.375cm" svg:y2="11.75cm">
          <text:p/>
        </draw:line>
        <draw:line draw:style-name="gr1" draw:text-style-name="P1" draw:layer="layout" svg:x1="24.25cm" svg:y1="17cm" svg:x2="24.875cm" svg:y2="15.5cm">
          <text:p/>
        </draw:line>
        <draw:line draw:style-name="gr1" draw:text-style-name="P1" draw:layer="layout" svg:x1="24cm" svg:y1="17cm" svg:x2="24.625cm" svg:y2="15.5cm">
          <text:p/>
        </draw:line>
        <draw:line draw:style-name="gr3" draw:text-style-name="P1" draw:layer="layout" svg:x1="24.625cm" svg:y1="15.5cm" svg:x2="24.875cm" svg:y2="15.5cm">
          <text:p/>
        </draw:line>
        <draw:line draw:style-name="gr1" draw:text-style-name="P1" draw:layer="layout" svg:x1="24cm" svg:y1="17cm" svg:x2="23.375cm" svg:y2="15.5cm">
          <text:p/>
        </draw:line>
        <draw:line draw:style-name="gr1" draw:text-style-name="P1" draw:layer="layout" svg:x1="24.25cm" svg:y1="17cm" svg:x2="23.625cm" svg:y2="15.5cm">
          <text:p/>
        </draw:line>
        <draw:line draw:style-name="gr3" draw:text-style-name="P1" draw:layer="layout" svg:x1="23.625cm" svg:y1="15.5cm" svg:x2="23.375cm" svg:y2="15.5cm">
          <text:p/>
        </draw:line>
        <draw:line draw:style-name="gr3" draw:text-style-name="P1" draw:layer="layout" svg:x1="24cm" svg:y1="17cm" svg:x2="24.25cm" svg:y2="17cm">
          <text:p/>
        </draw:line>
        <draw:rect draw:style-name="gr1" draw:text-style-name="P1" draw:layer="layout" svg:width="-0.25cm" svg:height="-1.625cm" svg:x="24.875cm" svg:y="16.375cm">
          <text:p/>
        </draw:rect>
        <draw:path draw:style-name="gr1" draw:text-style-name="P1" draw:layer="layout" svg:width="-0.624cm" svg:height="-0.624cm" svg:x="25.25cm" svg:y="17cm" svg:viewBox="0 0 -625 -625" svg:d="m625-33375c0-345-280-625-625-625">
          <text:p/>
        </draw:path>
        <draw:path draw:style-name="gr1" draw:text-style-name="P1" draw:layer="layout" svg:width="-0.374cm" svg:height="-0.374cm" svg:x="25.25cm" svg:y="16.75cm" svg:viewBox="0 0 -375 -375" svg:d="m375-33125c0-207-168-375-375-375">
          <text:p/>
        </draw:path>
        <draw:rect draw:style-name="gr1" draw:text-style-name="P1" draw:layer="layout" svg:width="-0.5cm" svg:height="-0.25cm" svg:x="25.375cm" svg:y="15.75cm">
          <text:p/>
        </draw:rect>
        <draw:rect draw:style-name="gr1" draw:text-style-name="P1" draw:layer="layout" svg:width="0.25cm" svg:height="1.625cm" svg:x="25.25cm" svg:y="15.375cm">
          <text:p/>
        </draw:rect>
        <draw:path draw:style-name="gr1" draw:text-style-name="P1" draw:layer="layout" svg:width="0.624cm" svg:height="0.624cm" svg:x="25.25cm" svg:y="14.75cm" svg:viewBox="0 0 625 625" svg:d="m0 625c0-345 280-625 625-625">
          <text:p/>
        </draw:path>
        <draw:path draw:style-name="gr1" draw:text-style-name="P1" draw:layer="layout" svg:width="0.374cm" svg:height="0.374cm" svg:x="25.5cm" svg:y="15cm" svg:viewBox="0 0 375 375" svg:d="m0 375c0-207 168-375 375-375">
          <text:p/>
        </draw:path>
        <draw:rect draw:style-name="gr1" draw:text-style-name="P1" draw:layer="layout" svg:width="0.25cm" svg:height="0.25cm" svg:x="25.875cm" svg:y="14.75cm">
          <text:p/>
        </draw:rect>
        <draw:rect draw:style-name="gr1" draw:text-style-name="P1" draw:layer="layout" svg:width="0.5cm" svg:height="0.25cm" svg:x="25.5cm" svg:y="15.875cm">
          <text:p/>
        </draw:rect>
        <draw:path draw:style-name="gr1" draw:text-style-name="P1" draw:layer="layout" svg:width="-1.249cm" svg:height="-0.624cm" svg:x="29.75cm" svg:y="13.5cm" svg:viewBox="0 0 -1250 -625" svg:d="m1250-26375c0-345-280-625-625-625s-625 280-625 625">
          <text:p/>
        </draw:path>
        <draw:path draw:style-name="gr1" draw:text-style-name="P1" draw:layer="layout" svg:width="-0.749cm" svg:height="-0.374cm" svg:x="29.5cm" svg:y="13.25cm" svg:viewBox="0 0 -750 -375" svg:d="m750-26125c0-207-168-375-375-375s-375 168-375 375">
          <text:p/>
        </draw:path>
        <draw:rect draw:style-name="gr1" draw:text-style-name="P1" draw:layer="layout" svg:width="0.25cm" svg:height="0.25cm" svg:x="28.5cm" svg:y="12.625cm">
          <text:p/>
        </draw:rect>
        <draw:rect draw:style-name="gr1" draw:text-style-name="P1" draw:layer="layout" svg:width="0.25cm" svg:height="0.25cm" svg:x="29.5cm" svg:y="12.625cm">
          <text:p/>
        </draw:rect>
        <draw:path draw:style-name="gr1" draw:text-style-name="P1" draw:layer="layout" svg:width="1.249cm" svg:height="0.624cm" svg:x="28.5cm" svg:y="12cm" svg:viewBox="0 0 1250 625" svg:d="m0 625c0-345 280-625 625-625s625 280 625 625">
          <text:p/>
        </draw:path>
        <draw:path draw:style-name="gr1" draw:text-style-name="P1" draw:layer="layout" svg:width="0.749cm" svg:height="0.374cm" svg:x="28.75cm" svg:y="12.25cm" svg:viewBox="0 0 750 375" svg:d="m0 375c0-207 168-375 375-375s375 168 375 375">
          <text:p/>
        </draw:path>
        <draw:path draw:style-name="gr1" draw:text-style-name="P1" draw:layer="layout" svg:width="-0.624cm" svg:height="-0.624cm" svg:x="30.125cm" svg:y="13.5cm" svg:viewBox="0 0 -625 -625" svg:d="m625-26375c0-345-280-625-625-625">
          <text:p/>
        </draw:path>
        <draw:path draw:style-name="gr1" draw:text-style-name="P1" draw:layer="layout" svg:width="-0.374cm" svg:height="-0.374cm" svg:x="30.125cm" svg:y="13.25cm" svg:viewBox="0 0 -375 -375" svg:d="m375-26125c0-207-168-375-375-375">
          <text:p/>
        </draw:path>
        <draw:path draw:style-name="gr1" draw:text-style-name="P1" draw:layer="layout" svg:width="1.249cm" svg:height="0.624cm" svg:x="29.5cm" svg:y="12cm" svg:viewBox="0 0 1250 625" svg:d="m0 625c0-345 280-625 625-625s625 280 625 625">
          <text:p/>
        </draw:path>
        <draw:path draw:style-name="gr1" draw:text-style-name="P1" draw:layer="layout" svg:width="0.749cm" svg:height="0.374cm" svg:x="29.75cm" svg:y="12.25cm" svg:viewBox="0 0 750 375" svg:d="m0 375c0-207 168-375 375-375s375 168 375 375">
          <text:p/>
        </draw:path>
        <draw:rect draw:style-name="gr1" draw:text-style-name="P1" draw:layer="layout" svg:width="1.25cm" svg:height="0.25cm" svg:x="29.5cm" svg:y="12.625cm">
          <text:p/>
        </draw:rect>
        <draw:line draw:style-name="gr3" draw:text-style-name="P1" draw:layer="layout" svg:x1="30.5cm" svg:y1="12.625cm" svg:x2="30.75cm" svg:y2="12.625cm">
          <text:p/>
        </draw:line>
        <draw:line draw:style-name="gr3" draw:text-style-name="P1" draw:layer="layout" svg:x1="30.5cm" svg:y1="12.875cm" svg:x2="30.75cm" svg:y2="12.875cm">
          <text:p/>
        </draw:line>
        <draw:rect draw:style-name="gr1" draw:text-style-name="P1" draw:layer="layout" svg:width="0.625cm" svg:height="0.25cm" svg:x="30.125cm" svg:y="13.25cm">
          <text:p/>
        </draw:rect>
        <draw:path draw:style-name="gr1" draw:text-style-name="P1" draw:layer="layout" svg:width="-1.249cm" svg:height="-0.624cm" svg:x="27.75cm" svg:y="17cm" svg:viewBox="0 0 -1250 -625" svg:d="m1250-33375c0-345-280-625-625-625s-625 280-625 625">
          <text:p/>
        </draw:path>
        <draw:path draw:style-name="gr1" draw:text-style-name="P1" draw:layer="layout" svg:width="-0.749cm" svg:height="-0.374cm" svg:x="27.5cm" svg:y="16.75cm" svg:viewBox="0 0 -750 -375" svg:d="m750-33125c0-207-168-375-375-375s-375 168-375 375">
          <text:p/>
        </draw:path>
        <draw:rect draw:style-name="gr1" draw:text-style-name="P1" draw:layer="layout" svg:width="0.25cm" svg:height="1.5cm" svg:x="27.5cm" svg:y="15.5cm">
          <text:p/>
        </draw:rect>
        <draw:path draw:style-name="gr1" draw:text-style-name="P1" draw:layer="layout" svg:width="1.249cm" svg:height="0.624cm" svg:x="26.5cm" svg:y="15.5cm" svg:viewBox="0 0 1250 625" svg:d="m0 625c0-345 280-625 625-625s625 280 625 625">
          <text:p/>
        </draw:path>
        <draw:path draw:style-name="gr1" draw:text-style-name="P1" draw:layer="layout" svg:width="0.749cm" svg:height="0.374cm" svg:x="26.75cm" svg:y="15.75cm" svg:viewBox="0 0 750 375" svg:d="m0 375c0-207 168-375 375-375s375 168 375 375">
          <text:p/>
        </draw:path>
        <draw:rect draw:style-name="gr1" draw:text-style-name="P1" draw:layer="layout" svg:width="0.25cm" svg:height="0.25cm" svg:x="26.5cm" svg:y="16.125cm">
          <text:p/>
        </draw:rect>
        <draw:path draw:style-name="gr1" draw:text-style-name="P1" draw:layer="layout" svg:width="-0.624cm" svg:height="-0.624cm" svg:x="28.125cm" svg:y="17cm" svg:viewBox="0 0 -625 -625" svg:d="m625-33375c0-345-280-625-625-625">
          <text:p/>
        </draw:path>
        <draw:path draw:style-name="gr1" draw:text-style-name="P1" draw:layer="layout" svg:width="-0.374cm" svg:height="-0.374cm" svg:x="28.125cm" svg:y="16.75cm" svg:viewBox="0 0 -375 -375" svg:d="m375-33125c0-207-168-375-375-375">
          <text:p/>
        </draw:path>
        <draw:path draw:style-name="gr1" draw:text-style-name="P1" draw:layer="layout" svg:width="1.249cm" svg:height="0.624cm" svg:x="27.5cm" svg:y="15.5cm" svg:viewBox="0 0 1250 625" svg:d="m0 625c0-345 280-625 625-625s625 280 625 625">
          <text:p/>
        </draw:path>
        <draw:path draw:style-name="gr1" draw:text-style-name="P1" draw:layer="layout" svg:width="0.749cm" svg:height="0.374cm" svg:x="27.75cm" svg:y="15.75cm" svg:viewBox="0 0 750 375" svg:d="m0 375c0-207 168-375 375-375s375 168 375 375">
          <text:p/>
        </draw:path>
        <draw:rect draw:style-name="gr1" draw:text-style-name="P1" draw:layer="layout" svg:width="1.25cm" svg:height="0.25cm" svg:x="27.5cm" svg:y="16.125cm">
          <text:p/>
        </draw:rect>
        <draw:line draw:style-name="gr3" draw:text-style-name="P1" draw:layer="layout" svg:x1="28.5cm" svg:y1="16.125cm" svg:x2="28.75cm" svg:y2="16.125cm">
          <text:p/>
        </draw:line>
        <draw:line draw:style-name="gr3" draw:text-style-name="P1" draw:layer="layout" svg:x1="28.5cm" svg:y1="16.375cm" svg:x2="28.75cm" svg:y2="16.375cm">
          <text:p/>
        </draw:line>
        <draw:rect draw:style-name="gr1" draw:text-style-name="P1" draw:layer="layout" svg:width="0.625cm" svg:height="0.25cm" svg:x="28.125cm" svg:y="16.7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11T12:04:00.04</meta:creation-date>
    <dc:date>2010-09-21T20:40:29</dc:date>
    <meta:editing-duration>PT01H41M07S</meta:editing-duration>
    <meta:editing-cycles>14</meta:editing-cycles>
    <meta:generator>OpenOffice.org/3.2$Unix OpenOffice.org_project/320m18$Build-9502</meta:generator>
    <dc:creator>frank adebiaye</dc:creator>
    <meta:document-statistic meta:object-count="571"/>
  </office:meta>
</office:document-meta>
</file>